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ptos" fo:language="de" fo:country="CH" officeooo:rsid="001e817b" officeooo:paragraph-rsid="001e817b"/>
    </style:style>
    <style:style style:name="P2" style:family="paragraph" style:parent-style-name="Standard">
      <style:text-properties style:font-name="Aptos" fo:language="de" fo:country="CH" officeooo:rsid="001e817b" officeooo:paragraph-rsid="00423b0f"/>
    </style:style>
    <style:style style:name="P3" style:family="paragraph" style:parent-style-name="Standard">
      <style:text-properties style:font-name="Aptos" fo:language="de" fo:country="CH" officeooo:rsid="001e817b" officeooo:paragraph-rsid="00500a6d"/>
    </style:style>
    <style:style style:name="P4" style:family="paragraph" style:parent-style-name="Standard">
      <style:text-properties style:font-name="Aptos" fo:language="de" fo:country="CH" officeooo:rsid="001e817b" officeooo:paragraph-rsid="0020dbcb"/>
    </style:style>
    <style:style style:name="P5" style:family="paragraph" style:parent-style-name="Standard">
      <style:text-properties style:font-name="Aptos" fo:language="de" fo:country="CH" officeooo:rsid="0020dbcb" officeooo:paragraph-rsid="0020dbcb"/>
    </style:style>
    <style:style style:name="P6" style:family="paragraph" style:parent-style-name="Standard">
      <style:text-properties style:font-name="Aptos" fo:language="de" fo:country="CH" officeooo:rsid="005f10a6" officeooo:paragraph-rsid="005f10a6"/>
    </style:style>
    <style:style style:name="P7" style:family="paragraph" style:parent-style-name="Standard">
      <style:text-properties style:font-name="Aptos" fo:font-size="11pt" fo:language="de" fo:country="CH" officeooo:rsid="0020dbcb" officeooo:paragraph-rsid="0020dbcb" style:font-size-asian="11pt" style:font-size-complex="11pt"/>
    </style:style>
    <style:style style:name="P8" style:family="paragraph" style:parent-style-name="Text_20_body">
      <style:text-properties style:font-name="Aptos" fo:font-size="11pt" fo:language="de" fo:country="CH" officeooo:rsid="0022b148" officeooo:paragraph-rsid="0022b148" style:font-size-asian="11pt" style:font-size-complex="11pt"/>
    </style:style>
    <style:style style:name="P9" style:family="paragraph" style:parent-style-name="Standard">
      <style:text-properties style:font-name="Aptos" fo:font-size="11pt" fo:language="de" fo:country="CH" officeooo:rsid="002ac1e1" officeooo:paragraph-rsid="002893a8" style:font-size-asian="11pt" style:font-size-complex="11pt"/>
    </style:style>
    <style:style style:name="P10" style:family="paragraph" style:parent-style-name="Standard">
      <style:text-properties style:font-name="Aptos" fo:font-size="11pt" fo:language="de" fo:country="CH" officeooo:rsid="002ac1e1" officeooo:paragraph-rsid="002d271b" style:font-size-asian="11pt" style:font-size-complex="11pt"/>
    </style:style>
    <style:style style:name="P11" style:family="paragraph" style:parent-style-name="Standard">
      <style:text-properties style:font-name="Aptos" fo:font-size="11pt" fo:language="de" fo:country="CH" officeooo:rsid="002ac1e1" officeooo:paragraph-rsid="002ac1e1" style:font-size-asian="11pt" style:font-size-complex="11pt"/>
    </style:style>
    <style:style style:name="P12" style:family="paragraph" style:parent-style-name="Standard">
      <style:text-properties style:font-name="Aptos" fo:font-size="11pt" fo:language="de" fo:country="CH" officeooo:rsid="003064c5" officeooo:paragraph-rsid="003064c5" style:font-size-asian="11pt" style:font-size-complex="11pt"/>
    </style:style>
    <style:style style:name="P13" style:family="paragraph" style:parent-style-name="Standard">
      <style:text-properties style:font-name="Aptos" fo:font-size="11pt" fo:language="de" fo:country="CH" officeooo:rsid="0036313a" officeooo:paragraph-rsid="0036313a" style:font-size-asian="11pt" style:font-size-complex="11pt"/>
    </style:style>
    <style:style style:name="P14" style:family="paragraph" style:parent-style-name="Standard">
      <style:text-properties style:font-name="Aptos" fo:font-size="11pt" fo:language="de" fo:country="CH" officeooo:rsid="003d560a" officeooo:paragraph-rsid="003d560a" style:font-size-asian="11pt" style:font-size-complex="11pt"/>
    </style:style>
    <style:style style:name="P15" style:family="paragraph" style:parent-style-name="Standard">
      <style:text-properties style:font-name="Aptos" fo:font-size="11pt" fo:language="de" fo:country="CH" officeooo:rsid="004e68ff" officeooo:paragraph-rsid="004e68ff" style:font-size-asian="11pt" style:font-size-complex="11pt"/>
    </style:style>
    <style:style style:name="P16" style:family="paragraph" style:parent-style-name="Standard">
      <style:text-properties style:font-name="Aptos" fo:font-size="11pt" fo:language="de" fo:country="CH" officeooo:rsid="00500a6d" officeooo:paragraph-rsid="00500a6d" style:font-size-asian="11pt" style:font-size-complex="11pt"/>
    </style:style>
    <style:style style:name="P17" style:family="paragraph" style:parent-style-name="Standard">
      <style:text-properties style:font-name="Aptos" fo:font-size="11pt" fo:language="de" fo:country="CH" officeooo:rsid="00532f0d" officeooo:paragraph-rsid="00532f0d" style:font-size-asian="11pt" style:font-size-complex="11pt"/>
    </style:style>
    <style:style style:name="P18" style:family="paragraph" style:parent-style-name="Standard">
      <style:text-properties style:font-name="Aptos" fo:font-size="11pt" fo:language="de" fo:country="CH" officeooo:rsid="00532f0d" officeooo:paragraph-rsid="005344a0" style:font-size-asian="11pt" style:font-size-complex="11pt"/>
    </style:style>
    <style:style style:name="P19" style:family="paragraph" style:parent-style-name="Standard">
      <style:text-properties style:font-name="Aptos" fo:font-size="11pt" fo:language="de" fo:country="CH" officeooo:rsid="00532f0d" officeooo:paragraph-rsid="00550249" style:font-size-asian="11pt" style:font-size-complex="11pt"/>
    </style:style>
    <style:style style:name="P20" style:family="paragraph" style:parent-style-name="Standard">
      <style:text-properties style:font-name="Aptos" fo:font-size="11pt" fo:language="de" fo:country="CH" officeooo:rsid="00550249" officeooo:paragraph-rsid="0057ca21" style:font-size-asian="11pt" style:font-size-complex="11pt"/>
    </style:style>
    <style:style style:name="P21" style:family="paragraph" style:parent-style-name="Standard">
      <style:text-properties style:font-name="Aptos" fo:font-size="11pt" fo:language="de" fo:country="CH" officeooo:rsid="00550249" officeooo:paragraph-rsid="00580175" style:font-size-asian="11pt" style:font-size-complex="11pt"/>
    </style:style>
    <style:style style:name="P22" style:family="paragraph" style:parent-style-name="Standard">
      <style:text-properties style:font-name="Aptos" fo:font-size="11pt" fo:language="de" fo:country="CH" officeooo:paragraph-rsid="0036313a" style:font-size-asian="11pt" style:font-size-complex="11pt"/>
    </style:style>
    <style:style style:name="P23" style:family="paragraph" style:parent-style-name="Standard">
      <style:text-properties style:font-name="Aptos" fo:font-size="11pt" fo:language="de" fo:country="CH" officeooo:rsid="00580175" officeooo:paragraph-rsid="00580175" style:font-size-asian="11pt" style:font-size-complex="11pt"/>
    </style:style>
    <style:style style:name="P24" style:family="paragraph" style:parent-style-name="Standard">
      <style:text-properties style:font-name="Aptos" fo:font-size="11pt" fo:language="de" fo:country="CH" officeooo:rsid="00580175" officeooo:paragraph-rsid="00599717" style:font-size-asian="11pt" style:font-size-complex="11pt"/>
    </style:style>
    <style:style style:name="P25" style:family="paragraph" style:parent-style-name="Standard">
      <style:text-properties style:font-name="Aptos" fo:font-size="11pt" fo:language="de" fo:country="CH" officeooo:rsid="00599717" officeooo:paragraph-rsid="00599717" style:font-size-asian="11pt" style:font-size-complex="11pt"/>
    </style:style>
    <style:style style:name="P26" style:family="paragraph" style:parent-style-name="Standard">
      <style:text-properties style:font-name="Aptos" fo:font-size="11pt" fo:language="de" fo:country="CH" officeooo:rsid="0057ca21" officeooo:paragraph-rsid="0057ca21" style:font-size-asian="11pt" style:font-size-complex="11pt"/>
    </style:style>
    <style:style style:name="P27" style:family="paragraph" style:parent-style-name="Standard">
      <style:text-properties style:font-name="Aptos" fo:font-size="11pt" fo:language="de" fo:country="CH" officeooo:rsid="005c1850" officeooo:paragraph-rsid="005c1850" style:font-size-asian="11pt" style:font-size-complex="11pt"/>
    </style:style>
    <style:style style:name="P28" style:family="paragraph" style:parent-style-name="Standard">
      <style:text-properties style:font-name="Aptos" fo:font-size="11pt" fo:language="de" fo:country="CH" officeooo:rsid="00345618" officeooo:paragraph-rsid="00345618" style:font-size-asian="11pt" style:font-size-complex="11pt"/>
    </style:style>
    <style:style style:name="P29" style:family="paragraph" style:parent-style-name="Standard">
      <style:text-properties style:font-name="Aptos" fo:font-size="11pt" fo:language="de" fo:country="CH" officeooo:rsid="005dbe4c" officeooo:paragraph-rsid="005c1850" style:font-size-asian="11pt" style:font-size-complex="11pt"/>
    </style:style>
    <style:style style:name="P30" style:family="paragraph" style:parent-style-name="Standard">
      <style:text-properties style:font-name="Aptos" fo:font-size="11pt" fo:language="de" fo:country="CH" officeooo:rsid="003865c4" officeooo:paragraph-rsid="003aadfc" style:font-size-asian="11pt" style:font-size-complex="11pt"/>
    </style:style>
    <style:style style:name="P31" style:family="paragraph" style:parent-style-name="Standard">
      <style:text-properties style:font-name="Aptos" fo:font-size="11pt" fo:language="de" fo:country="CH" officeooo:rsid="003f3003" officeooo:paragraph-rsid="003f3003" style:font-size-asian="9.60000038146973pt" style:font-size-complex="11pt"/>
    </style:style>
    <style:style style:name="P32" style:family="paragraph" style:parent-style-name="Standard">
      <style:text-properties style:font-name="Aptos" fo:font-size="11pt" fo:language="de" fo:country="CH" officeooo:rsid="00408c1c" officeooo:paragraph-rsid="00408c1c" style:font-size-asian="9.60000038146973pt" style:font-size-complex="11pt"/>
    </style:style>
    <style:style style:name="P33" style:family="paragraph" style:parent-style-name="Standard">
      <style:text-properties style:font-name="Aptos" fo:font-size="11pt" fo:language="de" fo:country="CH" officeooo:rsid="00408c1c" officeooo:paragraph-rsid="0040fcca" style:font-size-asian="9.60000038146973pt" style:font-size-complex="11pt"/>
    </style:style>
    <style:style style:name="P34" style:family="paragraph" style:parent-style-name="Standard">
      <style:text-properties style:font-name="Aptos" fo:font-size="11pt" fo:language="de" fo:country="CH" officeooo:rsid="0040fcca" officeooo:paragraph-rsid="00415a42" style:font-size-asian="9.60000038146973pt" style:font-size-complex="11pt"/>
    </style:style>
    <style:style style:name="P35" style:family="paragraph" style:parent-style-name="Standard">
      <style:text-properties style:font-name="Aptos" fo:font-size="11pt" fo:language="de" fo:country="CH" officeooo:rsid="00415a42" officeooo:paragraph-rsid="00415a42" style:font-size-asian="9.60000038146973pt" style:font-size-complex="11pt"/>
    </style:style>
    <style:style style:name="P36" style:family="paragraph" style:parent-style-name="Standard">
      <style:text-properties style:font-name="Aptos" fo:font-size="11pt" fo:language="de" fo:country="CH" officeooo:rsid="00423b0f" officeooo:paragraph-rsid="00423b0f" style:font-size-asian="9.60000038146973pt" style:font-size-complex="11pt"/>
    </style:style>
    <style:style style:name="P37" style:family="paragraph" style:parent-style-name="Standard">
      <style:text-properties style:font-name="Aptos" fo:font-size="11pt" fo:language="de" fo:country="CH" officeooo:rsid="005f10a6" officeooo:paragraph-rsid="005f10a6" style:font-size-asian="9.60000038146973pt" style:font-size-complex="11pt"/>
    </style:style>
    <style:style style:name="P38" style:family="paragraph" style:parent-style-name="Standard">
      <style:text-properties style:font-name="Aptos" fo:font-size="11pt" fo:language="de" fo:country="CH" officeooo:rsid="005f4bcd" officeooo:paragraph-rsid="005f4bcd" style:font-size-asian="9.60000038146973pt" style:font-size-complex="11pt"/>
    </style:style>
    <style:style style:name="P39" style:family="paragraph" style:parent-style-name="Standard">
      <style:text-properties style:font-name="Aptos" fo:font-size="11pt" officeooo:paragraph-rsid="002f72c1" style:font-size-asian="11pt" style:font-size-complex="11pt"/>
    </style:style>
    <style:style style:name="P40" style:family="paragraph" style:parent-style-name="Standard">
      <style:text-properties style:font-name="Aptos" fo:font-size="11pt" fo:language="de" fo:country="DE" officeooo:paragraph-rsid="002f72c1" style:font-size-asian="11pt" style:font-size-complex="11pt"/>
    </style:style>
    <style:style style:name="P41" style:family="paragraph" style:parent-style-name="Title">
      <style:text-properties style:font-name="Aptos" fo:font-size="22pt" fo:language="de" fo:country="CH" style:font-size-asian="22pt" style:font-size-complex="22pt"/>
    </style:style>
    <style:style style:name="P42" style:family="paragraph" style:parent-style-name="Standard">
      <style:text-properties style:font-name="Aptos" fo:font-size="12pt" fo:language="de" fo:country="CH" officeooo:rsid="003bb56d" officeooo:paragraph-rsid="004bf2a0" style:font-size-asian="12pt" style:font-size-complex="12pt"/>
    </style:style>
    <style:style style:name="P43" style:family="paragraph" style:parent-style-name="Text_20_body">
      <style:text-properties style:font-name="Aptos" fo:font-size="12pt" fo:language="de" fo:country="CH" officeooo:rsid="003a249f" officeooo:paragraph-rsid="003a249f" style:font-size-asian="12pt" style:font-size-complex="12pt"/>
    </style:style>
    <style:style style:name="P44" style:family="paragraph" style:parent-style-name="Text_20_body">
      <style:text-properties style:font-name="Aptos" fo:font-size="12pt" fo:language="de" fo:country="CH" style:font-size-asian="12pt" style:font-size-complex="12pt"/>
    </style:style>
    <style:style style:name="P45" style:family="paragraph" style:parent-style-name="Standard">
      <style:text-properties officeooo:paragraph-rsid="002893a8"/>
    </style:style>
    <style:style style:name="P46" style:family="paragraph" style:parent-style-name="Standard">
      <style:text-properties officeooo:rsid="002ac1e1" officeooo:paragraph-rsid="002d271b"/>
    </style:style>
    <style:style style:name="P47" style:family="paragraph" style:parent-style-name="Standard">
      <style:text-properties officeooo:rsid="003064c5" officeooo:paragraph-rsid="003064c5"/>
    </style:style>
    <style:style style:name="P48" style:family="paragraph" style:parent-style-name="Standard">
      <style:text-properties officeooo:rsid="003064c5" officeooo:paragraph-rsid="0031a7dd"/>
    </style:style>
    <style:style style:name="P49" style:family="paragraph" style:parent-style-name="Standard">
      <style:text-properties officeooo:paragraph-rsid="0031a7dd"/>
    </style:style>
    <style:style style:name="P50" style:family="paragraph" style:parent-style-name="Standard">
      <style:text-properties officeooo:rsid="00345618" officeooo:paragraph-rsid="00345618"/>
    </style:style>
    <style:style style:name="P51" style:family="paragraph" style:parent-style-name="Standard">
      <style:text-properties officeooo:rsid="0036313a" officeooo:paragraph-rsid="00345618"/>
    </style:style>
    <style:style style:name="P52" style:family="paragraph" style:parent-style-name="Standard">
      <style:text-properties officeooo:rsid="0036313a" officeooo:paragraph-rsid="0036313a"/>
    </style:style>
    <style:style style:name="P53" style:family="paragraph" style:parent-style-name="Standard">
      <style:text-properties officeooo:paragraph-rsid="003aadfc"/>
    </style:style>
    <style:style style:name="P54" style:family="paragraph" style:parent-style-name="Text_20_body">
      <style:text-properties officeooo:paragraph-rsid="003a249f"/>
    </style:style>
    <style:style style:name="P55" style:family="paragraph" style:parent-style-name="Standard">
      <style:text-properties officeooo:paragraph-rsid="0040fcca"/>
    </style:style>
    <style:style style:name="P56" style:family="paragraph" style:parent-style-name="Standard">
      <style:text-properties officeooo:paragraph-rsid="00423b0f"/>
    </style:style>
    <style:style style:name="P57" style:family="paragraph" style:parent-style-name="Standard">
      <style:text-properties officeooo:rsid="00423b0f" officeooo:paragraph-rsid="00423b0f"/>
    </style:style>
    <style:style style:name="P58" style:family="paragraph" style:parent-style-name="Standard">
      <style:text-properties officeooo:paragraph-rsid="004bf2a0"/>
    </style:style>
    <style:style style:name="P59" style:family="paragraph" style:parent-style-name="Standard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60" style:family="paragraph" style:parent-style-name="Standard">
      <style:text-properties fo:font-size="11pt" fo:font-style="normal" style:text-underline-style="solid" style:text-underline-width="auto" style:text-underline-color="font-color" officeooo:paragraph-rsid="006dd6b1" style:font-size-asian="11pt" style:font-style-asian="normal" style:font-size-complex="11pt" style:font-style-complex="normal"/>
    </style:style>
    <style:style style:name="P61" style:family="paragraph" style:parent-style-name="Text_20_body">
      <style:text-properties fo:font-size="11pt" fo:font-style="normal" style:text-underline-style="solid" style:text-underline-width="auto" style:text-underline-color="font-color" officeooo:paragraph-rsid="006dd6b1" style:font-size-asian="11pt" style:font-style-asian="normal" style:font-size-complex="11pt" style:font-style-complex="normal"/>
    </style:style>
    <style:style style:name="P62" style:family="paragraph" style:parent-style-name="Standard">
      <style:text-properties fo:font-size="11pt" fo:font-style="normal" style:text-underline-style="solid" style:text-underline-width="auto" style:text-underline-color="font-color" officeooo:paragraph-rsid="006eadc2" style:font-size-asian="11pt" style:font-style-asian="normal" style:font-size-complex="11pt" style:font-style-complex="normal"/>
    </style:style>
    <style:style style:name="P63" style:family="paragraph" style:parent-style-name="Text_20_body">
      <style:text-properties fo:font-size="11pt" fo:font-style="normal" style:text-underline-style="solid" style:text-underline-width="auto" style:text-underline-color="font-color" officeooo:paragraph-rsid="006eadc2" style:font-size-asian="11pt" style:font-style-asian="normal" style:font-size-complex="11pt" style:font-style-complex="normal"/>
    </style:style>
    <style:style style:name="P64" style:family="paragraph" style:parent-style-name="Text_20_body">
      <style:text-properties fo:font-size="11pt" style:text-underline-style="solid" style:text-underline-width="auto" style:text-underline-color="font-color" officeooo:rsid="006acb2e" officeooo:paragraph-rsid="006acb2e" style:font-size-asian="11pt" style:font-size-complex="11pt"/>
    </style:style>
    <style:style style:name="P65" style:family="paragraph" style:parent-style-name="Text_20_body">
      <style:text-properties officeooo:rsid="006acb2e" officeooo:paragraph-rsid="006acb2e"/>
    </style:style>
    <style:style style:name="P66" style:family="paragraph" style:parent-style-name="Text_20_body">
      <style:text-properties officeooo:paragraph-rsid="006acb2e"/>
    </style:style>
    <style:style style:name="P67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68" style:family="paragraph" style:parent-style-name="Standard">
      <loext:graphic-properties draw:fill="solid" draw:fill-color="#f8f8f8" draw:opacity="100%"/>
      <style:paragraph-properties fo:background-color="#f8f8f8" fo:padding="0cm" fo:border="none" style:shadow="none"/>
    </style:style>
    <style:style style:name="P6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c1850"/>
    </style:style>
    <style:style style:name="P7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Aptos" fo:font-size="11pt" fo:language="de" fo:country="CH" officeooo:rsid="003d560a" style:font-size-asian="11pt" style:font-size-complex="11pt"/>
    </style:style>
    <style:style style:name="P7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7b9fb"/>
    </style:style>
    <style:style style:name="P7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7ca21"/>
    </style:style>
    <style:style style:name="P7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4bf2a0"/>
    </style:style>
    <style:style style:name="P74" style:family="paragraph" style:parent-style-name="Text_20_body">
      <style:text-properties style:font-name="Aptos" fo:font-size="11pt" fo:font-style="normal" style:text-underline-style="solid" style:text-underline-width="auto" style:text-underline-color="font-color" officeooo:rsid="006dd5a8" style:font-size-asian="11pt" style:font-style-asian="normal" style:font-size-complex="11pt" style:font-style-complex="normal"/>
    </style:style>
    <style:style style:name="P75" style:family="paragraph" style:parent-style-name="Heading_20_3">
      <style:text-properties style:font-name="Aptos" fo:font-size="12pt" fo:language="de" fo:country="CH" style:font-size-asian="12pt" style:font-size-complex="12pt"/>
    </style:style>
    <style:style style:name="P76" style:family="paragraph" style:parent-style-name="Heading_20_3">
      <style:text-properties style:font-name="Aptos" fo:font-size="12pt" fo:language="de" fo:country="CH" officeooo:paragraph-rsid="002893a8" style:font-size-asian="12pt" style:font-size-complex="12pt"/>
    </style:style>
    <style:style style:name="P77" style:family="paragraph" style:parent-style-name="Heading_20_3">
      <style:text-properties style:font-name="Aptos" fo:font-size="12pt" fo:language="de" fo:country="CH" officeooo:rsid="003a249f" officeooo:paragraph-rsid="003a249f" style:font-size-asian="12pt" style:font-size-complex="12pt"/>
    </style:style>
    <style:style style:name="P78" style:family="paragraph" style:parent-style-name="Heading_20_3">
      <style:text-properties style:font-name="Aptos" fo:font-size="12pt" fo:language="de" fo:country="CH" officeooo:rsid="0066fac5" officeooo:paragraph-rsid="0066fac5" style:font-size-asian="12pt" style:font-size-complex="12pt"/>
    </style:style>
    <style:style style:name="P79" style:family="paragraph" style:parent-style-name="Heading_20_3">
      <style:text-properties style:font-name="Aptos" fo:font-size="12pt" style:font-size-asian="12pt" style:font-size-complex="12pt"/>
    </style:style>
    <style:style style:name="P80" style:family="paragraph" style:parent-style-name="Heading_20_3">
      <style:text-properties style:font-name="Aptos" fo:language="de" fo:country="CH"/>
    </style:style>
    <style:style style:name="P81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1" fo:font-size="10pt" fo:font-style="normal" fo:font-weight="normal" officeooo:rsid="0057ca21" style:font-size-asian="10pt" style:font-style-asian="normal" style:font-weight-asian="normal"/>
    </style:style>
    <style:style style:name="T3" style:family="text">
      <style:text-properties fo:color="#bcbec4" loext:opacity="100%" style:font-name="JetBrains Mono1" fo:font-size="10pt" fo:font-style="normal" fo:font-weight="normal" officeooo:rsid="005c1850" style:font-size-asian="10pt" style:font-style-asian="normal" style:font-weight-asian="normal"/>
    </style:style>
    <style:style style:name="T4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 style:font-size-complex="11pt"/>
    </style:style>
    <style:style style:name="T5" style:family="text">
      <style:text-properties fo:color="#bcbec4" loext:opacity="100%" style:font-name="JetBrains Mono1" fo:font-size="10pt" fo:font-style="normal" fo:font-weight="normal" officeooo:rsid="00615c07" style:font-size-asian="10pt" style:font-style-asian="normal" style:font-weight-asian="normal"/>
    </style:style>
    <style:style style:name="T6" style:family="text">
      <style:text-properties fo:color="#bcbec4" loext:opacity="100%" style:font-name="JetBrains Mono1" fo:font-size="10pt" fo:font-style="normal" fo:font-weight="normal" fo:background-color="#ffff00" loext:char-shading-value="0" style:font-size-asian="10pt" style:font-style-asian="normal" style:font-weight-asian="normal"/>
    </style:style>
    <style:style style:name="T7" style:family="text">
      <style:text-properties fo:color="#bcbec4" loext:opacity="100%" style:font-name="JetBrains Mono1" fo:font-size="11pt" fo:font-style="normal" fo:font-weight="normal" style:font-size-asian="9.60000038146973pt" style:font-style-asian="normal" style:font-weight-asian="normal" style:font-size-complex="11pt"/>
    </style:style>
    <style:style style:name="T8" style:family="text">
      <style:text-properties fo:color="#bcbec4" loext:opacity="100%" style:font-name="JetBrains Mono" fo:font-size="10pt" fo:language="de" fo:country="CH" fo:font-style="normal" fo:font-weight="normal" style:font-size-asian="10pt" style:font-style-asian="normal" style:font-weight-asian="normal" style:font-size-complex="11pt"/>
    </style:style>
    <style:style style:name="T9" style:family="text">
      <style:text-properties fo:color="#bcbec4" loext:opacity="100%" style:font-name="JetBrains Mono" fo:font-size="10pt" fo:language="de" fo:country="CH" fo:font-style="normal" fo:font-weight="normal" officeooo:rsid="0031a7dd" style:font-size-asian="10pt" style:font-style-asian="normal" style:font-weight-asian="normal" style:font-size-complex="11pt"/>
    </style:style>
    <style:style style:name="T10" style:family="text">
      <style:text-properties fo:color="#bcbec4" loext:opacity="100%" style:font-name="JetBrains Mono" fo:font-size="10pt" fo:language="de" fo:country="CH" fo:font-style="normal" fo:font-weight="normal" officeooo:rsid="0042e45f" style:font-size-asian="10pt" style:font-style-asian="normal" style:font-weight-asian="normal" style:font-size-complex="11pt"/>
    </style:style>
    <style:style style:name="T11" style:family="text">
      <style:text-properties fo:color="#bcbec4" loext:opacity="100%" style:font-name="JetBrains Mono" fo:font-size="10pt" fo:language="de" fo:country="CH" fo:font-style="normal" fo:font-weight="normal" officeooo:rsid="003aadfc" style:font-size-asian="10pt" style:font-style-asian="normal" style:font-weight-asian="normal" style:font-size-complex="12pt"/>
    </style:style>
    <style:style style:name="T12" style:family="text">
      <style:text-properties fo:color="#bcbec4" loext:opacity="100%" style:font-name="JetBrains Mono" fo:font-size="10pt" fo:language="de" fo:country="CH" fo:font-style="normal" fo:font-weight="normal" officeooo:rsid="002f3eda" fo:background-color="transparent" loext:char-shading-value="0" style:font-size-asian="10pt" style:font-style-asian="normal" style:font-weight-asian="normal" style:font-size-complex="11pt"/>
    </style:style>
    <style:style style:name="T13" style:family="text">
      <style:text-properties fo:color="#bcbec4" loext:opacity="100%" style:font-name="Aptos" fo:font-size="12pt" fo:language="de" fo:country="CH" fo:font-style="normal" fo:font-weight="normal" officeooo:rsid="003aadfc" style:font-size-asian="12pt" style:font-style-asian="normal" style:font-weight-asian="normal" style:font-size-complex="12pt"/>
    </style:style>
    <style:style style:name="T14" style:family="text">
      <style:text-properties style:font-name="Aptos"/>
    </style:style>
    <style:style style:name="T15" style:family="text">
      <style:text-properties style:font-name="Aptos" fo:font-size="11pt" fo:language="de" fo:country="CH" style:font-size-asian="11pt" style:font-size-complex="11pt"/>
    </style:style>
    <style:style style:name="T16" style:family="text">
      <style:text-properties style:font-name="Aptos" fo:font-size="11pt" fo:language="de" fo:country="CH" officeooo:rsid="002ac1e1" style:font-size-asian="11pt" style:font-size-complex="11pt"/>
    </style:style>
    <style:style style:name="T17" style:family="text">
      <style:text-properties style:font-name="Aptos" fo:font-size="11pt" fo:language="de" fo:country="CH" officeooo:rsid="003064c5" style:font-size-asian="11pt" style:font-size-complex="11pt"/>
    </style:style>
    <style:style style:name="T18" style:family="text">
      <style:text-properties style:font-name="Aptos" fo:font-size="11pt" fo:language="de" fo:country="CH" officeooo:rsid="0031a7dd" style:font-size-asian="11pt" style:font-size-complex="11pt"/>
    </style:style>
    <style:style style:name="T19" style:family="text">
      <style:text-properties style:font-name="Aptos" fo:font-size="11pt" fo:language="de" fo:country="CH" officeooo:rsid="0057ca21" style:font-size-asian="11pt" style:font-size-complex="11pt"/>
    </style:style>
    <style:style style:name="T20" style:family="text">
      <style:text-properties style:font-name="Aptos" fo:font-size="11pt" fo:language="de" fo:country="CH" style:font-size-asian="9.60000038146973pt" style:font-size-complex="11pt"/>
    </style:style>
    <style:style style:name="T21" style:family="text">
      <style:text-properties style:font-name="Aptos" fo:font-size="11pt" fo:language="de" fo:country="CH" officeooo:rsid="00408c1c" style:font-size-asian="9.60000038146973pt" style:font-size-complex="11pt"/>
    </style:style>
    <style:style style:name="T22" style:family="text">
      <style:text-properties style:font-name="Aptos" fo:font-size="11pt" fo:language="de" fo:country="CH" officeooo:rsid="0040fcca" style:font-size-asian="9.60000038146973pt" style:font-size-complex="11pt"/>
    </style:style>
    <style:style style:name="T23" style:family="text">
      <style:text-properties style:font-name="Aptos" fo:font-size="11pt" fo:language="de" fo:country="CH" officeooo:rsid="00423b0f" style:font-size-asian="9.60000038146973pt" style:font-size-complex="11pt"/>
    </style:style>
    <style:style style:name="T24" style:family="text">
      <style:text-properties style:font-name="Aptos" fo:font-size="11pt" fo:language="de" fo:country="CH" officeooo:rsid="0042e45f" style:font-size-asian="9.60000038146973pt" style:font-size-complex="11pt"/>
    </style:style>
    <style:style style:name="T25" style:family="text">
      <style:text-properties style:font-name="Aptos" fo:font-size="11pt" fo:language="de" fo:country="CH" officeooo:rsid="0045e46b" style:font-size-asian="9.60000038146973pt" style:font-size-complex="11pt"/>
    </style:style>
    <style:style style:name="T26" style:family="text">
      <style:text-properties style:font-name="Aptos" fo:font-size="11pt" fo:language="de" fo:country="CH" style:text-underline-style="solid" style:text-underline-width="auto" style:text-underline-color="font-color" officeooo:rsid="006acb2e" style:font-size-asian="11pt" style:font-size-complex="11pt"/>
    </style:style>
    <style:style style:name="T27" style:family="text">
      <style:text-properties style:font-name="Aptos" fo:font-size="12pt" fo:language="de" fo:country="CH" style:font-size-asian="12pt" style:font-size-complex="12pt"/>
    </style:style>
    <style:style style:name="T28" style:family="text">
      <style:text-properties style:font-name="Aptos" fo:font-size="12pt" fo:language="de" fo:country="CH" officeooo:rsid="003a249f" style:font-size-asian="12pt" style:font-size-complex="12pt"/>
    </style:style>
    <style:style style:name="T29" style:family="text">
      <style:text-properties style:font-name="Aptos" fo:font-size="12pt" fo:language="de" fo:country="CH" officeooo:rsid="003bb56d" style:font-size-asian="12pt" style:font-size-complex="12pt"/>
    </style:style>
    <style:style style:name="T30" style:family="text">
      <style:text-properties style:font-name="Aptos" fo:font-size="12pt" fo:language="de" fo:country="CH" officeooo:rsid="0066fac5" style:font-size-asian="12pt" style:font-size-complex="12pt"/>
    </style:style>
    <style:style style:name="T31" style:family="text">
      <style:text-properties style:font-name="Aptos" fo:font-size="12pt" fo:language="de" fo:country="CH" officeooo:rsid="006d9695" style:font-size-asian="12pt" style:font-size-complex="12pt"/>
    </style:style>
    <style:style style:name="T32" style:family="text">
      <style:text-properties style:font-name="Aptos" officeooo:rsid="00634507"/>
    </style:style>
    <style:style style:name="T33" style:family="text">
      <style:text-properties style:font-name="Aptos" fo:language="de" fo:country="CH"/>
    </style:style>
    <style:style style:name="T34" style:family="text">
      <style:text-properties style:font-name="Aptos" fo:language="de" fo:country="CH" officeooo:rsid="0066fac5"/>
    </style:style>
    <style:style style:name="T35" style:family="text">
      <style:text-properties style:font-name="Aptos" fo:language="de" fo:country="CH" officeooo:rsid="003aadfc"/>
    </style:style>
    <style:style style:name="T36" style:family="text">
      <style:text-properties style:font-name="Aptos" officeooo:rsid="006dd6b1"/>
    </style:style>
    <style:style style:name="T37" style:family="text">
      <style:text-properties style:font-name="Aptos" officeooo:rsid="006eadc2"/>
    </style:style>
    <style:style style:name="T38" style:family="text">
      <style:text-properties officeooo:rsid="002f72c1"/>
    </style:style>
    <style:style style:name="T39" style:family="text">
      <style:text-properties fo:color="#cf8e6d" loext:opacity="100%" style:font-name="JetBrains Mono" fo:font-size="10pt" fo:language="de" fo:country="CH" fo:font-style="normal" fo:font-weight="normal" style:font-size-asian="10pt" style:font-style-asian="normal" style:font-weight-asian="normal" style:font-size-complex="11pt"/>
    </style:style>
    <style:style style:name="T40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41" style:family="text">
      <style:text-properties fo:color="#000000" loext:opacity="100%" style:font-name="JetBrains Mono1" fo:font-size="10pt" style:font-size-asian="10pt" style:font-style-asian="normal" style:font-weight-asian="normal"/>
    </style:style>
    <style:style style:name="T42" style:family="text">
      <style:text-properties fo:color="#c77dbb" loext:opacity="100%" style:font-name="JetBrains Mono1" fo:font-size="10pt" fo:font-style="italic" fo:font-weight="normal" style:font-size-asian="10pt" style:font-style-asian="italic" style:font-weight-asian="normal"/>
    </style:style>
    <style:style style:name="T43" style:family="text">
      <style:text-properties officeooo:rsid="003b30a4"/>
    </style:style>
    <style:style style:name="T44" style:family="text">
      <style:text-properties officeooo:rsid="003bafbb"/>
    </style:style>
    <style:style style:name="T45" style:family="text">
      <style:text-properties officeooo:rsid="003e8ef9"/>
    </style:style>
    <style:style style:name="T46" style:family="text">
      <style:text-properties officeooo:rsid="00415a42"/>
    </style:style>
    <style:style style:name="T47" style:family="text">
      <style:text-properties officeooo:rsid="00423b0f"/>
    </style:style>
    <style:style style:name="T48" style:family="text">
      <style:text-properties officeooo:rsid="0045e46b"/>
    </style:style>
    <style:style style:name="T49" style:family="text">
      <style:text-properties officeooo:rsid="004daf7e"/>
    </style:style>
    <style:style style:name="T50" style:family="text">
      <style:text-properties officeooo:rsid="00500a6d"/>
    </style:style>
    <style:style style:name="T51" style:family="text">
      <style:text-properties officeooo:rsid="00510843"/>
    </style:style>
    <style:style style:name="T52" style:family="text">
      <style:text-properties officeooo:rsid="005344a0"/>
    </style:style>
    <style:style style:name="T53" style:family="text">
      <style:text-properties officeooo:rsid="00550249"/>
    </style:style>
    <style:style style:name="T54" style:family="text">
      <style:text-properties officeooo:rsid="0057ca21"/>
    </style:style>
    <style:style style:name="T55" style:family="text">
      <style:text-properties officeooo:rsid="00580175"/>
    </style:style>
    <style:style style:name="T56" style:family="text">
      <style:text-properties officeooo:rsid="00599717"/>
    </style:style>
    <style:style style:name="T57" style:family="text">
      <style:text-properties officeooo:rsid="005b7502"/>
    </style:style>
    <style:style style:name="T58" style:family="text">
      <style:text-properties fo:font-size="11pt" style:font-size-asian="9.60000038146973pt" style:font-size-complex="11pt"/>
    </style:style>
    <style:style style:name="T59" style:family="text">
      <style:text-properties officeooo:rsid="00616f02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font-size="12pt" officeooo:rsid="003bafbb" style:font-size-asian="12pt" style:font-size-complex="12pt"/>
    </style:style>
    <style:style style:name="T62" style:family="text">
      <style:text-properties officeooo:rsid="006dd5a8"/>
    </style:style>
    <style:style style:name="T63" style:family="text">
      <style:text-properties officeooo:rsid="00727f74"/>
    </style:style>
    <style:style style:name="T64" style:family="text">
      <style:text-properties officeooo:rsid="0072a7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Absichern eines Mailsystems</text:p>
      <text:p text:style-name="P1"/>
      <text:h text:style-name="P75" text:outline-level="3">1 Einleitung </text:h>
      <text:p text:style-name="P8">Für die zweite Abgabe im Fach Cyber Sicherheit soll ein sicherer Mail-Server und ein DNS-Server im Labor eingerichtet werden. In diesem Bericht werden die einzelnen Schritte erklärt. <text:s/><text:span text:style-name="T49">A</text:span>nhand von relevanten Logs und <text:span text:style-name="T43">einem </text:span>Testmail <text:span text:style-name="T49">wird </text:span>gezeigt, dass die Infrastruktur wie gedacht funktioniert. Im Anhang befinden sich die wichtigsten Konfigurationsdateien in ihrem finalen Zustand.</text:p>
      <text:h text:style-name="P75" text:outline-level="3" text:is-list-header="true"/>
      <text:h text:style-name="P75" text:outline-level="3">2 DNS-Server </text:h>
      <text:p text:style-name="P9">Die Idee ist, eine Subdom<text:span text:style-name="T63">äne</text:span> in der Domäne cyberlab.fhnw.ch zu definieren. Dazu müssen zuvor einige Informationen gesammelt werden. Zu Beginn werden die Nameserver der Domäne gesucht.</text:p>
      <text:p text:style-name="P45"><text:span text:style-name="T16"/></text:p>
      <text:p text:style-name="P67" loext:marker-style-name="T1"><text:span text:style-name="T12"/></text:p>
      <text:p text:style-name="P67" loext:marker-style-name="T1"><text:span text:style-name="T12">&gt; dig cyberlab.fhnw.ch ns</text:span><text:span text:style-name="T1"><text:line-break/><text:line-break/>; &lt;&lt;&gt;&gt; DiG 9.18.18-0ubuntu0.22.04.2-Ubuntu &lt;&lt;&gt;&gt; cyberlab.fhnw.ch ns<text:line-break/>;; global options: +cmd<text:line-break/>;; Got answer:<text:line-break/>;; -&gt;&gt;HEADER&lt;&lt;- opcode: QUERY, status: NOERROR, id: 14958<text:line-break/>;; flags: qr rd ra; QUERY: 1, ANSWER: 2, AUTHORITY: 0, ADDITIONAL: 5<text:line-break/><text:line-break/>;; OPT PSEUDOSECTION:<text:line-break/>; EDNS: version: 0, flags:; udp: 65494<text:line-break/>;; QUESTION SECTION:<text:line-break/>;cyberlab.fhnw.ch.<text:tab/><text:tab/>IN<text:tab/>NS<text:line-break/><text:line-break/>;; ANSWER SECTION:<text:line-break/>cyberlab.fhnw.ch.<text:tab/>4774<text:tab/>IN<text:tab/>NS<text:tab/>srvNS02.cyberlab.fhnw.ch.<text:line-break/>cyberlab.fhnw.ch.<text:tab/>4774<text:tab/>IN<text:tab/>NS<text:tab/>srvNS01.cyberlab.fhnw.ch.<text:line-break/><text:line-break/>;; ADDITIONAL SECTION:<text:line-break/>srvNS01.cyberlab.fhnw.ch. 4774<text:tab/>IN<text:tab/>A<text:tab/>192.168.64.10<text:line-break/>srvNS01.cyberlab.fhnw.ch. 4774<text:tab/>IN<text:tab/>AAAA<text:tab/>2001:470:b78e:8000::10<text:line-break/>srvNS02.cyberlab.fhnw.ch. 4774<text:tab/>IN<text:tab/>AAAA<text:tab/>2001:470:b78e:8000::11<text:line-break/>srvNS02.cyberlab.fhnw.ch. 4774<text:tab/>IN<text:tab/>A<text:tab/>192.168.64.11<text:line-break/><text:line-break/>;; Query time: 0 msec<text:line-break/>;; SERVER: 127.0.0.53#53(127.0.0.53) (UDP)<text:line-break/>;; WHEN: Sat Jun 01 07:29:49 UTC 2024<text:line-break/>;; MSG SIZE <text:s/>rcvd: 177 </text:span></text:p>
      <text:p text:style-name="P67" loext:marker-style-name="T1"><text:span text:style-name="T1"/></text:p>
      <text:p text:style-name="P11"><text:s/></text:p>
      <text:p text:style-name="P10">Gearbeitet wurde an der Station 10, daher wurde die Subdomäne u10.cyberlab.fhnw.ch gewählt. Nun muss noch sichergestellt werden, dass <text:span text:style-name="T63">NS </text:span>Einträge für diese Subdomäne im Nameserver von cyberlab.fhnw.ch existieren.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67" loext:marker-style-name="T1"><text:soft-page-break/><text:span text:style-name="T8"/></text:p>
      <text:p text:style-name="P67" loext:marker-style-name="T1"><text:span text:style-name="T8">&gt; dig u10.cyberlab.fhnw.ch @192.168.64.10 ns +norecurse</text:span><text:span text:style-name="T1"><text:line-break/><text:line-break/>; &lt;&lt;&gt;&gt; DiG 9.18.18-0ubuntu0.22.04.2-Ubuntu &lt;&lt;&gt;&gt; u10.cyberlab.fhnw.ch @192.168.64.10 ns +norecurse<text:line-break/>;; global options: +cmd<text:line-break/>;; Got answer:<text:line-break/>;; -&gt;&gt;HEADER&lt;&lt;- opcode: QUERY, status: NOERROR, id: 46369<text:line-break/>;; flags: qr ra; QUERY: 1, ANSWER: 0, AUTHORITY: 2, ADDITIONAL: 3<text:line-break/><text:line-break/>;; OPT PSEUDOSECTION:<text:line-break/>; EDNS: version: 0, flags:; udp: 1232<text:line-break/>; COOKIE: 04d64f2da491433101000000662f44c579f5e89e5ad9adb2 (good)<text:line-break/>;; QUESTION SECTION:<text:line-break/>;u10.cyberlab.fhnw.ch.<text:tab/><text:tab/>IN<text:tab/>NS<text:line-break/><text:line-break/>;; AUTHORITY SECTION:<text:line-break/>u10.cyberlab.fhnw.ch.<text:tab/>4800<text:tab/>IN<text:tab/>NS<text:tab/>ns1.u10.cyberlab.fhnw.ch.<text:line-break/>u10.cyberlab.fhnw.ch.<text:tab/>4800<text:tab/>IN<text:tab/>NS<text:tab/>ns2.u10.cyberlab.fhnw.ch.<text:line-break/><text:line-break/>;; ADDITIONAL SECTION:<text:line-break/>ns2.u10.cyberlab.fhnw.ch. 4800<text:tab/>IN<text:tab/>A<text:tab/>192.168.97.81<text:line-break/>ns1.u10.cyberlab.fhnw.ch. 4800<text:tab/>IN<text:tab/>A<text:tab/>192.168.97.80<text:line-break/><text:line-break/>;; Query time: 0 msec<text:line-break/>;; SERVER: 192.168.64.10#53(192.168.64.10) (UDP)<text:line-break/>;; WHEN: Mon Apr 29 06:57:09 UTC 2024<text:line-break/>;; MSG SIZE <text:s/>rcvd: 145</text:span></text:p>
      <text:p text:style-name="P67" loext:marker-style-name="T1"><text:span text:style-name="T1"/></text:p>
      <text:p text:style-name="P46"><text:span text:style-name="T15"/></text:p>
      <text:p text:style-name="P10">Mit diesen Informationen kann nun der DNS-Server für die Subdom<text:span text:style-name="T63">äne</text:span> aufgesetzt werden. Eine virtuelle Ma<text:span text:style-name="T38">s</text:span>chine wurde eingerichtet und der Dienst <text:span text:style-name="T38">B</text:span>ind9 darauf installiert. Diese Maschine wird ab sofort <text:span text:style-name="T38">U</text:span>buntu-<text:span text:style-name="T38">DNS</text:span> genannt. <text:span text:style-name="T38">Ein weitere virtuelle Maschine mit Bind9 wurde zusätzlich als Ubuntu-Slave zur Verfügung gestellt.</text:span></text:p>
      <text:p text:style-name="P10"/>
      <text:p text:style-name="P40">Beide Nameserver von cyberlab.fhnw.ch werden in die Datei /etc/bind/named.conf.options auf dem Ubuntu-DNS-Server aufgenommen, um Anfragen an den DNS-Server von cyberlab weiterzuleiten, falls der lokale DNS-Server die angefragte Dom<text:span text:style-name="T63">äne</text:span> nicht selbst auflösen kann.</text:p>
      <text:p text:style-name="P39"/>
      <text:p text:style-name="P67" loext:marker-style-name="T1"><text:span text:style-name="T1"/></text:p>
      <text:p text:style-name="P67" loext:marker-style-name="T1"><text:span text:style-name="T5">f</text:span><text:span text:style-name="T1">orwarders {<text:line-break/> <text:tab/>192.168.64.10;<text:line-break/><text:tab/>192.168.64.11;<text:line-break/> };</text:span></text:p>
      <text:p text:style-name="P67" loext:marker-style-name="T1"><text:span text:style-name="T1"/></text:p>
      <text:p text:style-name="P39"/>
      <text:p text:style-name="P12">Die Konfigurationsdatei für die Zone wird unter /etc/bind/db.u10.cyberlab.fhnw.ch erstellt. </text:p>
      <text:p text:style-name="P12">Es ist wichtig sicherzustellen, dass die korrekten IP-Adressen den Nameservern zugewiesen werden. Die IP-Adressen wurden zuvor mit dem Tool dig ermittelt.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67" loext:marker-style-name="T1"><text:soft-page-break/><text:span text:style-name="T8"/></text:p>
      <text:p text:style-name="P67" loext:marker-style-name="T1"><text:span text:style-name="T8">$TTL 10800 ; 3 Stunden in Sekunden</text:span><text:span text:style-name="T1"><text:line-break/>u10.cyberlab.fhnw.ch. IN SOA ns1.u10.cyberlab.fhnw.ch. hostmaster.u10.cyberlab.fhnw.ch. (<text:line-break/><text:tab/><text:tab/><text:tab/><text:tab/>1<text:tab/>; Serial<text:line-break/><text:tab/><text:tab/><text:tab/><text:tab/>10800<text:tab/>; Refresh after 3 hours<text:line-break/><text:tab/><text:tab/><text:tab/><text:tab/>3600<text:tab/>; Retry after 1 hour<text:line-break/><text:tab/><text:tab/><text:tab/><text:tab/>604800<text:tab/>; Expire after 1 week<text:line-break/><text:tab/><text:tab/><text:tab/><text:tab/>3600<text:tab/>; Negativ caching TTL of 1<text:line-break/>)<text:line-break/><text:line-break/>; Nameserver<text:line-break/>u10.cyberlab.fhnw.ch.<text:tab/>IN<text:tab/>NS<text:tab/>ns1.u10.cyberlab.fhnw.ch.<text:line-break/>u10.cyberlab.fhnw.ch.<text:tab/>IN<text:tab/>NS<text:tab/>ns2.u10.cyberlab.fhnw.ch.<text:line-break/><text:line-break/>; Mailserver<text:line-break/>u10.cyberlab.fhnw.ch.<text:tab/>IN<text:tab/>MX<text:tab/>10 mail.u10.cyberlab.fhnw.ch.<text:line-break/><text:line-break/>; Hosts<text:line-break/>ns1.u10.cyberlab.fhnw.ch.<text:tab/>IN<text:tab/>A<text:tab/>192.168.97.80<text:line-break/>ns2.u10.cyberlab.fhnw.ch.<text:tab/>IN<text:tab/>A<text:tab/>192.168.97.81<text:line-break/>mail.u10.cyberlab.fhnw.ch.<text:tab/>IN<text:tab/>A<text:tab/>192.168.97.189</text:span></text:p>
      <text:p text:style-name="P67" loext:marker-style-name="T1"><text:span text:style-name="T1"/></text:p>
      <text:p text:style-name="P47"><text:span text:style-name="T15"/></text:p>
      <text:p text:style-name="P49"><text:span text:style-name="T17">Die Konfigurationsdatei für die Rückwärtszonen unter /etc/bind/db.192.168.97 sieht </text:span><text:span text:style-name="T18">wie folgt aus. Ein Reverse-DNS-Lookup ermöglicht es, die IP-Adresse einer Maschine in ihren zugehörigen Hostnamen umzuwandeln.</text:span></text:p>
      <text:p text:style-name="P48"><text:span text:style-name="T18"/></text:p>
      <text:p text:style-name="P67" loext:marker-style-name="T1"><text:span text:style-name="T9"/></text:p>
      <text:p text:style-name="P67" loext:marker-style-name="T1"><text:span text:style-name="T9">$TTL 10800 ; 3 Stunden in Sekunden</text:span><text:span text:style-name="T1"><text:line-break/>97.168.192.in-addr.arpa. IN SOA ns1.u10.cyberlab.fhnw.ch. hostmaster.u10.cyberlab.fhnw.ch. (<text:line-break/><text:tab/><text:tab/><text:tab/><text:tab/>1<text:tab/>; Serial<text:line-break/><text:tab/><text:tab/><text:tab/><text:tab/>10800<text:tab/>; Refresh after 3 hours<text:line-break/><text:tab/><text:tab/><text:tab/><text:tab/>3600<text:tab/>; Retry after 1 hour<text:line-break/><text:tab/><text:tab/><text:tab/><text:tab/>604800<text:tab/>; Expire after 1 week<text:line-break/><text:tab/><text:tab/><text:tab/><text:tab/>3600<text:tab/>; Negativ caching TTL of 1<text:line-break/>)<text:line-break/><text:line-break/>; Nameserver<text:line-break/>97.168.192.in-addr.arpa.<text:tab/>IN<text:tab/>NS<text:tab/>ns1.u10.cyberlab.fhnw.ch.<text:line-break/>97.168.192.in-addr.arpa.<text:tab/>IN<text:tab/>NS<text:tab/>ns2.u10.cyberlab.fhnw.ch.<text:line-break/><text:line-break/>; Reverse-Lookup<text:line-break/>80.97.168.192.in-addr.arpa.<text:tab/>IN<text:tab/>PTR<text:tab/>ns1.u10.cyberlab.fhnw.ch.<text:line-break/>81.97.168.192.in-addr.arpa.<text:tab/>IN<text:tab/>PTR<text:tab/>ns2.u10.cyberlab.fhnw.ch.<text:line-break/>189.97.168.192.in-addr.arpa.<text:tab/>IN<text:tab/>PTR<text:tab/>mail.u10.cyberlab.fhnw.ch.<text:line-break/></text:span></text:p>
      <text:p text:style-name="P48"><text:span text:style-name="T18"/></text:p>
      <text:p text:style-name="P28">Der Bind9 Dienst muss nun noch wissen, wo die Zonendateien gespeichert sind. Bei der Ubuntu-DNS Machine definiert die Datei /etc/bind/named.conf.local dies. Die IP-Adresse des Ubuntu-Slaves als zweiter Nameserver für Redundanz wird als Transfer angegeben.</text:p>
      <text:p text:style-name="P50"><text:span text:style-name="T15"/></text:p>
      <text:p text:style-name="P67" loext:marker-style-name="T1"><text:span text:style-name="T8"/></text:p>
      <text:p text:style-name="P67" loext:marker-style-name="T1"><text:span text:style-name="T8">zone "u10.cyberlab.fhnw.ch" </text:span><text:span text:style-name="T1">{<text:line-break/><text:tab/>type master;<text:line-break/><text:tab/>file "/etc/bind/db.u10.cyberlab.fhnw.ch";<text:line-break/><text:tab/>allow-transfer { 192.168.97.81; };<text:line-break/>};<text:line-break/><text:line-break/>zone "97.168.192.in-addr.arpa" {<text:line-break/><text:tab/>type master;<text:line-break/><text:tab/>file "/etc/bind/db.192.168.97";<text:line-break/><text:tab/>allow-transfer { 192.168.97.81; };<text:line-break/>};<text:line-break/></text:span></text:p>
      <text:p text:style-name="P50"><text:soft-page-break/><text:span text:style-name="T15">Auf der Ubuntu-Slave genügt die Datei /etc/bind/named.conf.local, die Konfigurationsdaten der Zonen holt sich dieser vom ersten Nameserver.</text:span></text:p>
      <text:p text:style-name="P50"><text:span text:style-name="T15"/></text:p>
      <text:p text:style-name="P67" loext:marker-style-name="T1"><text:span text:style-name="T8"/></text:p>
      <text:p text:style-name="P67" loext:marker-style-name="T1"><text:span text:style-name="T8">zone "u10.cyberlab.fhnw.ch" </text:span><text:span text:style-name="T1">{<text:line-break/><text:tab/>type slave;<text:line-break/><text:tab/>file "/var/cache/bind/db.u10.cyberlab.fhnw.ch";<text:line-break/><text:tab/>masters { 192.168.97.80; };<text:line-break/>};<text:line-break/><text:line-break/>zone "97.168.192.in-addr.arpa" {<text:line-break/><text:tab/>type slave;<text:line-break/><text:tab/>file "/var/cache/bind/db.192.168.97";<text:line-break/><text:tab/>masters { 192.168.97.80; };<text:line-break/>};</text:span></text:p>
      <text:p text:style-name="P67" loext:marker-style-name="T1"><text:span text:style-name="T1"/></text:p>
      <text:p text:style-name="P51"><text:span text:style-name="T15"/></text:p>
      <text:p text:style-name="P13">Es ist wichtig, sicherzustellen, dass die IP-Adressen der virtuellen Maschinen korrekt konfiguriert sind. Dies kann mithilfe von netplan und der Datei /etc/netplan/00-installer-config.yaml erfolgen. Hier ein Beispiel von der Ubuntu-DNS Machine:</text:p>
      <text:p text:style-name="P52"><text:span text:style-name="T15"/></text:p>
      <text:p text:style-name="P67" loext:marker-style-name="T1"><text:span text:style-name="T39"/></text:p>
      <text:p text:style-name="P67" loext:marker-style-name="T1"><text:span text:style-name="T39">network</text:span><text:span text:style-name="T1">:<text:line-break/> <text:s/></text:span><text:span text:style-name="T40">ethernets</text:span><text:span text:style-name="T1">:<text:line-break/> <text:s text:c="3"/></text:span><text:span text:style-name="T40">enp0s3</text:span><text:span text:style-name="T1">:<text:line-break/> <text:s text:c="5"/></text:span><text:span text:style-name="T40">dhcp4</text:span><text:span text:style-name="T1">: false<text:line-break/> <text:s text:c="5"/></text:span><text:span text:style-name="T40">addresses</text:span><text:span text:style-name="T1">:<text:line-break/> <text:s text:c="7"/>- 192.168.97.80/22<text:line-break/> <text:s text:c="5"/></text:span><text:span text:style-name="T40">routes</text:span><text:span text:style-name="T1">:<text:line-break/> <text:s text:c="7"/>- </text:span><text:span text:style-name="T40">to</text:span><text:span text:style-name="T1">: default<text:line-break/> <text:s text:c="9"/></text:span><text:span text:style-name="T40">via</text:span><text:span text:style-name="T1">: 192.168.96.1<text:line-break/> <text:s text:c="5"/></text:span><text:span text:style-name="T40">nameservers</text:span><text:span text:style-name="T1">:<text:line-break/> <text:s text:c="7"/></text:span><text:span text:style-name="T40">addresses</text:span><text:span text:style-name="T1">: [192.168.97.80]<text:line-break/> <text:s/></text:span><text:span text:style-name="T40">version</text:span><text:span text:style-name="T1">: 2</text:span></text:p>
      <text:p text:style-name="P67" loext:marker-style-name="T1"><text:span text:style-name="T1"/></text:p>
      <text:p text:style-name="P52"><text:span text:style-name="T15"/></text:p>
      <text:p text:style-name="P13">Nachdem die IP-Adresse korrekt eingestellt wurde, kann der Bind9-Dienst neu gestartet werden. Die Subdomäne u10.cyberlab.fhnw.ch ist jetzt einsatzbereit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76" text:outline-level="3" text:is-list-header="true"><text:soft-page-break/>3 Mail-Server</text:h>
      <text:p text:style-name="P27">Der Mail-Server wird auf einer weiteren virtuellen Maschine Ubunut-Mail aufgesetzt. Dazu wird der Dienst Postfix installiert. </text:p>
      <text:p text:style-name="P27"/>
      <text:p text:style-name="P29">Die Datei /etc/postfix/main.cf wird zur Konfiguration des Mail-Servers verwendet. Der Parameter myhostname setzt den Hostnamen, unter dem der Server im Netzwerk bekannt ist. Der Parameter mydomain definiert die Domäne des Mailservers. Der Eintrag home_mailbox gibt an, dass E-Mails in das Verzeichnis Maildir im Home-Verzeichnis des jeweiligen Benutzers zugestellt werden sollen. Der Parameter virtual_alias_maps ist für die Zuordnung von E-Mail-Adressen zu lokalen Benutzern zuständig. In der Datei /etc/postfix/virtual ist die Zuordnung damjan@u10.cyberlab.fhnw.ch damjan eingetragen. Das bedeutet, dass E-Mails an die Adresse damjan@u10.cyberlab.fhnw.ch im Ordner /home/damjan/Maildir abgespeichert werden.</text:p>
      <text:p text:style-name="P27"/>
      <text:p text:style-name="P67" loext:marker-style-name="T1"><text:span text:style-name="T1"/></text:p>
      <text:p text:style-name="P69" loext:marker-style-name="T1"><text:span text:style-name="T1">myhostname = mail.u10.cyberlab.fhnw.ch<text:line-break/>mydomain = u10.cyberlab.fhnw.ch<text:line-break/></text:span></text:p>
      <text:p text:style-name="P69" loext:marker-style-name="T1"><text:span text:style-name="T3"># Other configuration</text:span><text:span text:style-name="T1"><text:line-break/><text:line-break/>home_mailbox = Maildir/<text:line-break/>virtual_alias_maps = hash:/etc/postfix/virtual</text:span></text:p>
      <text:p text:style-name="P67" loext:marker-style-name="T1"><text:span text:style-name="T1"/></text:p>
      <text:p text:style-name="P4"/>
      <text:p text:style-name="P37">Als Mail-Client wurde S-nail installiert. Es muss sichergestellt werden, dass die Umgebungsvariable für alle Benutzer auf MAIL=~/Maildir gesetzt ist. Nachdem S-nail installiert ist, wird die Datei /etc/s-nail.rc mit den folgenden Zeilen ergänzt.</text:p>
      <text:p text:style-name="P6"><text:span text:style-name="T58"/></text:p>
      <text:p text:style-name="P67" loext:marker-style-name="T1"><text:span text:style-name="T7"/></text:p>
      <text:p text:style-name="P67" loext:marker-style-name="T1"><text:span text:style-name="T4">set emptystart</text:span><text:span text:style-name="T1"><text:line-break/>set folder=Maildir<text:line-break/>set record=+sent</text:span></text:p>
      <text:p text:style-name="P67" loext:marker-style-name="T1"><text:span text:style-name="T1"/></text:p>
      <text:p text:style-name="P37"><text:s/></text:p>
      <text:p text:style-name="P38">Postfix muss neu gestartet werden. Es ist nun möglich, eine Mail an den Reflector des Cyberlab zu senden, z. B. echo 'Mail von u10' | s-nail -s 'u10 Testmail' -r damjan@u10.cyberlab.fhnw.ch reflector@cyberlab.fhnw.ch.</text:p>
      <text:h text:style-name="P80" text:outline-level="3"><text:span text:style-name="T60"/></text:h>
      <text:h text:style-name="P80" text:outline-level="3"><text:span text:style-name="T61"/>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81" text:outline-level="3"><text:soft-page-break/><text:span text:style-name="T14">4 SPF/DKIM</text:span></text:h>
      <text:p text:style-name="P14">Ein SPF-Record in der Datei /etc/bind/db.u10.cyberlab.fhnw.ch bestimmt, welche Mailserver dazu befugt sind, E-Mails in Vertretung dieser Domain zu versenden. Die Angabe mx erlaubt den Mailservern, die in den MX-Einträgen der Domain festgelegt sind, E-Mails zu verschicken. Die Verwendung von -all deutet an, dass sämtliche anderen Server, die nicht in den MX-Einträgen der Domain aufgeführt sind, keine Berechtigung haben, E-Mails im Namen dieser Domain zu senden.</text:p>
      <text:p text:style-name="P14"/>
      <text:p text:style-name="P67" loext:marker-style-name="T1"><text:span text:style-name="T1"/></text:p>
      <text:p text:style-name="P67" loext:marker-style-name="T1"><text:span text:style-name="T1">u10.cyberlab.fhnw.ch.<text:tab/>IN<text:tab/>TXT<text:tab/>"v=spf1 mx -all"</text:span></text:p>
      <text:p text:style-name="P67" loext:marker-style-name="T1"><text:span text:style-name="T1"/></text:p>
      <text:p text:style-name="P14"/>
      <text:p text:style-name="P14">Postfix muss so configuriert werden dass der SMTP Server SPF records von einkommenden Mails überprüft. Der Dienst postfix-policyd-spf-python wird installiert. Die Datei /etc/postfix/master.cf wird mit dem Eintrag erweitert: </text:p>
      <text:p text:style-name="P14"/>
      <text:p text:style-name="P67" loext:marker-style-name="T1"><text:span text:style-name="T1"/></text:p>
      <text:p text:style-name="P67" loext:marker-style-name="T1"><text:span text:style-name="T1">policyd-spf unix -<text:tab/>n<text:tab/>n<text:tab/>-<text:tab/>0<text:tab/>spawn<text:line-break/><text:tab/>user=policyd-spf argv=/usr/bin/policyd-spf</text:span></text:p>
      <text:p text:style-name="P70" loext:marker-style-name="T1"/>
      <text:p text:style-name="P14"/>
      <text:p text:style-name="P14">Schliesslich wird auch das /etc/postfix/main.cf angepasst:</text:p>
      <text:p text:style-name="P14"/>
      <text:p text:style-name="P67" loext:marker-style-name="T1"><text:span text:style-name="T1"/></text:p>
      <text:p text:style-name="P67" loext:marker-style-name="T1"><text:span text:style-name="T1">policyd-spf_time_limit = 3600<text:line-break/>smtpd_recipient_restrictions =<text:line-break/><text:tab/>permit_mynetworks,<text:line-break/><text:tab/>permit_sasl_authenticated,<text:line-break/><text:tab/>reject_unauth_destination,<text:line-break/><text:tab/>check_policy_service unix:private/policyd-spf</text:span></text:p>
      <text:p text:style-name="P67" loext:marker-style-name="T1"><text:span text:style-name="T1"/></text:p>
      <text:p text:style-name="P14"/>
      <text:p text:style-name="P14"><text:span text:style-name="T45">Mit DKIM kann sichergestellt werden, </text:span>dass <text:span text:style-name="T45">eine</text:span> E-Mail tatsächlich von der angegebenen Domain stammt und nicht gefälscht wurde. Der Absenders signiert jede ausgehende Nachricht mit einem privaten Schlüssel. Der Empfänger ruft den öffentlichen Schlüssel aus den DNS-Einträgen des Absenders ab und überprüft <text:span text:style-name="T45">die Signatur.</text:span></text:p>
      <text:p text:style-name="P14"/>
      <text:p text:style-name="P31">Um DKIM umzusetzen wurde der Dienst <text:span text:style-name="T48">O</text:span>pendkim auf der Ubuntu-Mail Ma<text:span text:style-name="T63">s</text:span>chine installiert. Die Datei /etc/opendkim.conf sieht wie folgt aus:</text:p>
      <text:p text:style-name="P31"/>
      <text:p text:style-name="P67" loext:marker-style-name="T1"><text:span text:style-name="T1"/></text:p>
      <text:p text:style-name="P67" loext:marker-style-name="T1"><text:span text:style-name="T1">OversignHeaders<text:tab/><text:tab/>From<text:line-break/>TrustAnchorFile<text:tab/><text:tab/>/usr/share/dns/root.key<text:line-break/>AutoRestart<text:tab/><text:tab/><text:tab/>yes<text:line-break/>AutoRestartRate<text:tab/><text:tab/>10/1h<text:line-break/>UMask<text:tab/><text:tab/><text:tab/><text:tab/>002<text:line-break/>Syslog<text:tab/><text:tab/><text:tab/><text:tab/>yes<text:line-break/>SyslogSuccess<text:tab/><text:tab/>yes<text:line-break/>LogWhy<text:tab/><text:tab/><text:tab/>yes<text:line-break/>Canonicalization<text:tab/><text:tab/>relaxed/simple<text:line-break/>ExternalIgnoreList<text:tab/>refile:/etc/opendkim/TrustedHosts<text:line-break/>InternalHosts<text:tab/><text:tab/>refile:/etc/opendkim/TrustedHosts<text:line-break/>KeyTable<text:tab/><text:tab/>refile:/etc/opendkim/KeyTable<text:line-break/>SigningTable<text:tab/><text:tab/>refile:/etc/opendkim/SigningTable<text:line-break/>Mode<text:tab/><text:tab/><text:tab/>sv<text:line-break/>PidFile<text:tab/><text:tab/><text:tab/>/var/run/opendkim/opendkim.pid<text:line-break/>SignatureAlgorithm<text:tab/>rsa-sha256<text:line-break/>UserID<text:tab/><text:tab/><text:tab/>opendkim:opendkim<text:line-break/>Socket<text:tab/><text:tab/><text:tab/>inet:12301@localhost</text:span></text:p>
      <text:p text:style-name="P67" loext:marker-style-name="T1"><text:span text:style-name="T1"/></text:p>
      <text:p text:style-name="P31"/>
      <text:p text:style-name="P55"><text:soft-page-break/><text:span text:style-name="T21">Unter /etc/default/opendkim muss die Zeile </text:span><text:span text:style-name="T22">SOCKET=inet:12301@localhost </text:span><text:span text:style-name="T21">hinzugefügt werden.</text:span></text:p>
      <text:p text:style-name="P33">Die Datei /etc/postfix/main.cf wird mit folgende<text:span text:style-name="T63">n</text:span> Eintr<text:span text:style-name="T63">ä</text:span>g<text:span text:style-name="T63">en</text:span> ergänzt:</text:p>
      <text:p text:style-name="P32"/>
      <text:p text:style-name="P67" loext:marker-style-name="T1"><text:span text:style-name="T1"/></text:p>
      <text:p text:style-name="P67" loext:marker-style-name="T1"><text:span text:style-name="T1">milter_protocol = 2<text:line-break/>milter_default_action = accept<text:line-break/>smtpd_milters = inet:localhost:12301<text:line-break/>non_smtpd_milters = inet:localhost:12301</text:span></text:p>
      <text:p text:style-name="P67" loext:marker-style-name="T1"><text:span text:style-name="T1"/></text:p>
      <text:p text:style-name="P32"/>
      <text:p text:style-name="P34">Unter /etc/opendkim/TrustedHosts wird die Zeile *.cyberlab.fhnw.ch hinzugefügt.<text:span text:style-name="T46"> </text:span><text:span text:style-name="T47">In der Datei </text:span><text:span text:style-name="T46">/etc/opendkim/KeyTable wird </text:span><text:span text:style-name="T47">der Pfad zum privaten Schlüssel zum signieren angegeben.</text:span><text:span text:style-name="T46"> </text:span></text:p>
      <text:p text:style-name="P34"/>
      <text:p text:style-name="P67" loext:marker-style-name="T1"><text:span text:style-name="T1"/></text:p>
      <text:p text:style-name="P67" loext:marker-style-name="T1"><text:span text:style-name="T1">mail._domainkey.u10.cyberlab.fhnw.ch u10.cyberlab.fhnw.ch:mail:/etc/opendkim/keys/u10.cyberlab.fhnw.ch/mail.private<text:line-break/></text:span></text:p>
      <text:p text:style-name="P35"><text:s/></text:p>
      <text:p text:style-name="P36">In der Datei /etc/opendkim/SigningTable wir die Zeile *@u10.cyberlab.fhnw.ch mail._domainkey.u10.cyberlab.fhnw.ch hinzugefügt. Alle Mails von der Domäne u10.cyberlab.fhnw.ch werden mit dem privaten Schlüssel signiert.</text:p>
      <text:p text:style-name="P56"><text:span text:style-name="T23"/></text:p>
      <text:p text:style-name="P57"><text:span text:style-name="T20">Die Schlüsselpaare werden erstellt und unter /etc/opendkim/keys/u10.cyberlab.fhnw.ch abgespeichert. </text:span><text:span text:style-name="T24">Der private Schlüssel ist in der Datei mail.private. Der öffentliche Schlüssel ist in der Datei mail.txt, damit wird der DKIM-Record erstellt. </text:span><text:span text:style-name="T25">Postfix und Opendkim muss neu gestartet werden.</text:span></text:p>
      <text:p text:style-name="P57"><text:span text:style-name="T24"/></text:p>
      <text:p text:style-name="P67" loext:marker-style-name="T1"><text:span text:style-name="T10"/></text:p>
      <text:p text:style-name="P67" loext:marker-style-name="T1"><text:span text:style-name="T10">mail._domainkey.u10.cyberlab.fhnw.ch. <text:s text:c="2"/>IN <text:s/>TXT "v=DKIM1; k=rsa; p=MIIBIjANBgkqhkiG9w0BAQEFAAOCAQ8AMIIBCgKCAQEAwL/" "AOUT0DLI9Y8zFRCd5AN+oJggpIoHcCvPngDkMOJzAhsN9i5vXOESzXm9KDt4u1CRpcwEruDT6UZZ2L0f6f2Q7r5yt/" "T4Vo/Do67nNlpUwoyEjeOURcDrLPTUx/mKocP7GOscQ6AAhNZHAYlMqMO426t29h7SQt1aHMdZYjqmmukVvdAN0R93jDJvbEuSzwk8FcPq0fm9fryqVWj6YfuvpsXQcpm556iX55QRLxlQJjp6JEAeDrBWAbxwGkI+Rdz/" "vS+MY95p992F5mROxi1CB9aRTIWKt62lvtnjCVrZIfrB+Yoa9+nH5MWg8LNUHdPIv6+M2ik7wVURfkgmgvwIDAQAB"</text:span><text:span text:style-name="T1"><text:line-break/></text:span></text:p>
      <text:p text:style-name="P2"/>
      <text:h text:style-name="P75" text:outline-level="3" text:is-list-header="true"/>
      <text:h text:style-name="P75" text:outline-level="3"/>
      <text:h text:style-name="P75" text:outline-level="3"/>
      <text:h text:style-name="P75" text:outline-level="3"/>
      <text:h text:style-name="P75" text:outline-level="3"/>
      <text:h text:style-name="P75" text:outline-level="3"/>
      <text:h text:style-name="P75" text:outline-level="3"/>
      <text:h text:style-name="P75" text:outline-level="3"/>
      <text:p text:style-name="P44"/>
      <text:p text:style-name="P44"/>
      <text:p text:style-name="P44"/>
      <text:h text:style-name="P75" text:outline-level="3"><text:soft-page-break/>5 Greylisting</text:h>
      <text:p text:style-name="P7">Greylisting ist eine Technik zur Reduzierung von Spam. Dabei werden E-Mails von unbekannten Absendern zunächst temporär abgelehnt. Mailserver versuchen dann, die E-Mail nach einem kurzen Zeitraum erneut zu senden, woraufhin die E-Mail angenommen und der Absender auf eine Liste bekannter Absender gesetzt wird, sodass zukünftige E-Mails sofort verarbeitet werden. Die meisten Spam-Mailer hingegen senden E-Mails nach einem fehlgeschlagenen Versuch nicht erneut.</text:p>
      <text:p text:style-name="P7"/>
      <text:p text:style-name="P15">Auf der Ubuntu-Mail Machine wird der Dienst Postgrey für die Umsetzung installiert. Die /etc/postfix/main.cf Datei wird angepasst: </text:p>
      <text:p text:style-name="P15"/>
      <text:p text:style-name="P67" loext:marker-style-name="T1"><text:span text:style-name="T1"/></text:p>
      <text:p text:style-name="P67" loext:marker-style-name="T1"><text:span text:style-name="T1">policyd-spf_time_limit = 3600<text:line-break/>smtpd_recipient_restrictions =<text:line-break/><text:tab/>permit_mynetworks,<text:line-break/><text:tab/>permit_sasl_authenticated,<text:line-break/><text:tab/>reject_unauth_destination,<text:line-break/><text:tab/>check_policy_service unix:private/policyd-spf<text:line-break/><text:tab/>check_policy_service inet:127.0.0.1:10023</text:span></text:p>
      <text:p text:style-name="P67" loext:marker-style-name="T1"><text:span text:style-name="T1"/></text:p>
      <text:p text:style-name="P15"/>
      <text:p text:style-name="P15">Bestimmte E-Mails sollen jedoch nicht von Begin an abgelehnt werden. Dazu wurde eine Whitelist definiert. In de<text:span text:style-name="T50">r Datei /etc/default/postgrey wir die Ziele hinzugefügt, damit Postgrey die Whitelist beachtet.</text:span></text:p>
      <text:p text:style-name="P15"/>
      <text:p text:style-name="P67" loext:marker-style-name="T1"><text:span text:style-name="T1"/></text:p>
      <text:p text:style-name="P67" loext:marker-style-name="T1"><text:span text:style-name="T1">POSTGREY_OPTS="--inet=127.0.0.1:10023 --whitelist-clients=/etc/postgrey/whitelist_clients.local"<text:line-break/></text:span></text:p>
      <text:p text:style-name="P15"/>
      <text:p text:style-name="P16">In die Datei /etc/postgrey/whitelist_clients.local wird die Zeile cyberlab.fhnw.ch hineingeschrieben. E-Mails von dieser Domäne werden nicht abgelehnt. Postfix und Postgrey m<text:span text:style-name="T64">ü</text:span>ss<text:span text:style-name="T64">en</text:span> neu gestartet werden.</text:p>
      <text:p text:style-name="P3"/>
      <text:p text:style-name="P3"/>
      <text:h text:style-name="P75" text:outline-level="3"/>
      <text:h text:style-name="P75" text:outline-level="3"/>
      <text:h text:style-name="P75" text:outline-level="3"/>
      <text:h text:style-name="P75" text:outline-level="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9" text:outline-level="3"><text:soft-page-break/>6 Bayes</text:h>
      <text:p text:style-name="P17">Die E-Mails müssen nun noch auf ihren Inhalt überprüft werden, um sicherzustellen, dass kein Virus über E-Mail empfangen wird. Amavis ist ein Filterprogramm, das eingehende E-Mails auf Spam und Viren überprüft. Es fungiert als Schnittstelle, die E-Mails entgegennimmt und zur weiteren Analyse an spezialisierte Programme weiterleitet. Zur Spam-Erkennung verwendet Amavis SpamAssassin. Für die Virenerkennung ruft Amavis ClamAV auf, ein Antivirenprogramm, das E-Mails auf Malware scannt.</text:p>
      <text:p text:style-name="P5"/>
      <text:p text:style-name="P18">A<text:span text:style-name="T52">mavis, SpamAssassin und ClamAV werden auf der Ubuntu-Mail Machine installiert. </text:span></text:p>
      <text:p text:style-name="P19">Zusätzlich werden diverse Komprimierungsprogramme wie bzip2 installiert, damit Amavis in der Lage ist, Anhänge zu dekomprimieren. <text:span text:style-name="T52">Die Datei /</text:span><text:span text:style-name="T53">etc/amavis/conf.d/15-content_filter_mode bestimmt wie Amavis den E-Mail Inhalt filtert. </text:span></text:p>
      <text:p text:style-name="P19"/>
      <text:p text:style-name="P71" loext:marker-style-name="T1"><text:span text:style-name="T1"/></text:p>
      <text:p text:style-name="P71" loext:marker-style-name="T1"><text:span text:style-name="T1">use strict;<text:line-break/></text:span></text:p>
      <text:p text:style-name="P71" loext:marker-style-name="T1"><text:span text:style-name="T1">@bypass_virus_checks_maps = (<text:line-break/> <text:s text:c="2"/>\%bypass_virus_checks, \@bypass_virus_checks_acl, \$bypass_virus_checks_re);<text:line-break/><text:line-break/>@bypass_spam_checks_maps = (<text:line-break/> <text:s text:c="2"/>\%bypass_spam_checks, \@bypass_spam_checks_acl, \$bypass_spam_checks_re);<text:line-break/><text:line-break/>1; <text:s/></text:span></text:p>
      <text:p text:style-name="P71" loext:marker-style-name="T1"><text:span text:style-name="T1"/></text:p>
      <text:p text:style-name="P19"/>
      <text:p text:style-name="P26">In der Datei /etc/postfix/main.cf wird die Zeile hinzugefügt.</text:p>
      <text:p text:style-name="P20"/>
      <text:p text:style-name="P67" loext:marker-style-name="T1"><text:span text:style-name="T1"/></text:p>
      <text:p text:style-name="P67" loext:marker-style-name="T1"><text:span text:style-name="T1">content_filter = smtp-amavis:[127.0.0.1]:10024</text:span></text:p>
      <text:p text:style-name="P67" loext:marker-style-name="T1"><text:span text:style-name="T1"/></text:p>
      <text:p text:style-name="P20"/>
      <text:p text:style-name="P20"><text:span text:style-name="T54">Die Datei /etc/postfix/master.cf </text:span><text:s/><text:span text:style-name="T54">wird angepasst.</text:span></text:p>
      <text:p text:style-name="P20"/>
      <text:p text:style-name="P72" loext:marker-style-name="T1"><text:span text:style-name="T1"/></text:p>
      <text:p text:style-name="P72" loext:marker-style-name="T1"><text:span text:style-name="T1">pickup <text:s text:c="3"/>unix <text:s/>n <text:s text:c="6"/>- <text:s text:c="6"/>y <text:s text:c="6"/>60 <text:s text:c="5"/>1 <text:s text:c="6"/>pickup<text:line-break/><text:tab/>-o content_filter=<text:line-break/><text:tab/>-o receive_override_options=no_header_body_checks</text:span></text:p>
      <text:p text:style-name="P72" loext:marker-style-name="T1"><text:span text:style-name="T1"># </text:span><text:span text:style-name="T2">Other configuration...</text:span><text:span text:style-name="T1"> <text:line-break/>smtp-amavis <text:s text:c="4"/>unix <text:s text:c="3"/>- <text:s text:c="6"/>- <text:s text:c="6"/>- <text:s text:c="6"/>- <text:s text:c="6"/>2 <text:s text:c="6"/>smtp<text:line-break/> <text:s text:c="7"/>-o smtp_data_done_timeout=1200<text:line-break/> <text:s text:c="7"/>-o smtp_send_xforward_command=yes<text:line-break/> <text:s text:c="7"/>-o disable_dns_lookups=yes<text:line-break/> <text:s text:c="7"/>-o max_use=20<text:line-break/>127.0.0.1:10025 inet <text:s text:c="3"/>n <text:s text:c="6"/>- <text:s text:c="6"/>- <text:s text:c="6"/>- <text:s text:c="6"/>- <text:s text:c="6"/>smtpd<text:line-break/> <text:s text:c="7"/>-o content_filter=<text:line-break/> <text:s text:c="7"/>-o local_recipient_maps=<text:line-break/> <text:s text:c="7"/>-o relay_recipient_maps=<text:line-break/> <text:s text:c="7"/>-o smtpd_restriction_classes=<text:line-break/> <text:s text:c="7"/>-o smtpd_delay_reject=no<text:line-break/> <text:s text:c="7"/>-o smtpd_client_restrictions=permit_mynetworks,reject<text:line-break/> <text:s text:c="7"/>-o smtpd_helo_restrictions=<text:line-break/> <text:s text:c="7"/>-o smtpd_sender_restrictions=<text:line-break/> <text:s text:c="7"/>-o smtpd_recipient_restrictions=permit_mynetworks,reject<text:line-break/> <text:s text:c="7"/>-o smtpd_data_restrictions=reject_unauth_pipelining<text:line-break/> <text:s text:c="7"/>-o smtpd_end_of_data_restrictions=<text:line-break/> <text:s text:c="7"/>-o mynetworks=127.0.0.0/8<text:line-break/> <text:s text:c="7"/>-o smtpd_error_sleep_time=0<text:line-break/> <text:s text:c="7"/>-o smtpd_soft_error_limit=1001<text:line-break/> <text:s text:c="7"/>-o smtpd_hard_error_limit=1000<text:line-break/> <text:s text:c="7"/>-o smtpd_client_connection_count_limit=0<text:line-break/> <text:s text:c="7"/>-o smtpd_client_connection_rate_limit=0<text:line-break/> <text:s text:c="7"/>-o receive_override_options=no_header_body_checks,no_unknown_recipient_checks</text:span></text:p>
      <text:p text:style-name="P72" loext:marker-style-name="T1"><text:span text:style-name="T1"/></text:p>
      <text:p text:style-name="P23"><text:soft-page-break/>In der Datei <text:span text:style-name="T53">etc/amavis/conf.d/</text:span>05-domain_id wird die Subdomain angegeben. </text:p>
      <text:p text:style-name="P23"/>
      <text:p text:style-name="P67" loext:marker-style-name="T1"><text:span text:style-name="T1"/></text:p>
      <text:p text:style-name="P67" loext:marker-style-name="T1"><text:span text:style-name="T1">@local_domains_acl = ( ".$mydomain", ".u10.cyberlab.fhnw.ch" );</text:span></text:p>
      <text:p text:style-name="P67" loext:marker-style-name="T1"><text:span text:style-name="T1"/></text:p>
      <text:p text:style-name="P23"/>
      <text:p text:style-name="P23">In die Datei <text:span text:style-name="T53">etc/amavis/conf.d/</text:span>50-user wird die Zeile eingefügt.</text:p>
      <text:p text:style-name="P23"/>
      <text:p text:style-name="P67" loext:marker-style-name="T1"><text:span text:style-name="T1"/></text:p>
      <text:p text:style-name="P67" loext:marker-style-name="T1"><text:span text:style-name="T1">@whitelist_sender_acl = @local_domains_acl;</text:span></text:p>
      <text:p text:style-name="P67" loext:marker-style-name="T1"><text:span text:style-name="T1"/></text:p>
      <text:p text:style-name="P23"/>
      <text:p text:style-name="P25">In die Datei <text:span text:style-name="T53">etc/amavis/conf.d/</text:span><text:span text:style-name="T55">0</text:span>5<text:span text:style-name="T55">-</text:span>node_id wird der Hostname angegeben. </text:p>
      <text:p text:style-name="P25"/>
      <text:p text:style-name="P67" loext:marker-style-name="T1"><text:span text:style-name="T1"/></text:p>
      <text:p text:style-name="P67" loext:marker-style-name="T1"><text:span text:style-name="T1">$myhostname = "mail.u10.cyberlab.fhnw.ch";<text:line-break/></text:span></text:p>
      <text:p text:style-name="P25"/>
      <text:p text:style-name="P24"><text:span text:style-name="T50">Postfix und </text:span><text:span text:style-name="T56">Amavis</text:span><text:span text:style-name="T50"> muss neu gestartet werden. </text:span><text:span text:style-name="T56">Es soll auch sichergestellt werden, dass der </text:span><text:span text:style-name="T52">ClamAV-</text:span><text:span text:style-name="T56">Daemon läuft.</text:span> </text:p>
      <text:p text:style-name="P21"><text:span text:style-name="T19"/></text:p>
      <text:h text:style-name="P77" text:outline-level="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78" text:outline-level="3"/>
      <text:p text:style-name="P65"><text:span text:style-name="T30"/></text:p>
      <text:h text:style-name="Heading_20_3" text:outline-level="3"><text:soft-page-break/><text:span text:style-name="T30">7 </text:span><text:span text:style-name="T27">Absicherung überprüfen</text:span></text:h>
      <text:p text:style-name="P64"><text:span text:style-name="T34">L</text:span><text:span text:style-name="T33">ogs von /var/log/mail.log mit normalem Email von Reflector</text:span></text:p>
      <text:p text:style-name="P73" loext:marker-style-name="T1"><text:span text:style-name="T11"/></text:p>
      <text:p text:style-name="P73" loext:marker-style-name="T1"><text:span text:style-name="T11">Jun <text:s/></text:span><text:span text:style-name="T42">1 </text:span><text:span text:style-name="T1">09:20:08 postfix postfix/pickup[</text:span><text:span text:style-name="T42">3037</text:span><text:span text:style-name="T1">]: </text:span><text:span text:style-name="T42">A3E0060673</text:span><text:span text:style-name="T1">: uid=</text:span><text:span text:style-name="T42">1000</text:span><text:span text:style-name="T1"> from=&lt;damjan@</text:span><text:span text:style-name="T42">u10.cyberlab.fhnw.ch</text:span><text:span text:style-name="T1">&gt;<text:line-break/>Jun <text:s/></text:span><text:span text:style-name="T42">1 </text:span><text:span text:style-name="T1">09:20:08 postfix postfix/cleanup[</text:span><text:span text:style-name="T42">3129</text:span><text:span text:style-name="T1">]: </text:span><text:span text:style-name="T42">A3E0060673</text:span><text:span text:style-name="T1">: message-id=&lt;</text:span><text:span text:style-name="T42">20240601092008</text:span><text:span text:style-name="T1">.NL2L-%damjan@</text:span><text:span text:style-name="T42">u10.cyberlab.fhnw.ch</text:span><text:span text:style-name="T1">&gt;<text:line-break/>Jun <text:s/></text:span><text:span text:style-name="T42">1 </text:span><text:span text:style-name="T1">09:20:08 postfix opendkim[</text:span><text:span text:style-name="T42">774</text:span><text:span text:style-name="T1">]: </text:span><text:span text:style-name="T42">A3E0060673</text:span><text:span text:style-name="T1">: DKIM-Signature field added (s=mail, d=</text:span><text:span text:style-name="T42">u10.cyberlab.fhnw.ch</text:span><text:span text:style-name="T1">)<text:line-break/>Jun <text:s/></text:span><text:span text:style-name="T42">1 </text:span><text:span text:style-name="T1">09:20:08 postfix postfix/qmgr[</text:span><text:span text:style-name="T42">1604</text:span><text:span text:style-name="T1">]: </text:span><text:span text:style-name="T42">A3E0060673</text:span><text:span text:style-name="T1">: from=&lt;damjan@</text:span><text:span text:style-name="T42">u10.cyberlab.fhnw.ch</text:span><text:span text:style-name="T1">&gt;, size=</text:span><text:span text:style-name="T42">440</text:span><text:span text:style-name="T1">, nrcpt=</text:span><text:span text:style-name="T42">1</text:span><text:span text:style-name="T1"> (queue active)<text:line-break/>Jun <text:s/></text:span><text:span text:style-name="T42">1 </text:span><text:span text:style-name="T1">09:20:08 postfix postfix/smtp[</text:span><text:span text:style-name="T42">3130</text:span><text:span text:style-name="T1">]: </text:span><text:span text:style-name="T42">A3E0060673</text:span><text:span text:style-name="T1">: to=&lt;reflector@</text:span><text:span text:style-name="T42">cyberlab.fhnw.ch</text:span><text:span text:style-name="T1">&gt;, relay=</text:span><text:span text:style-name="T42">srvMSG01.cyberlab.fhnw.ch</text:span><text:span text:style-name="T1">[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]:</text:span><text:span text:style-name="T42">25</text:span><text:span text:style-name="T1">, delay=</text:span><text:span text:style-name="T42">0</text:span><text:span text:style-name="T1">.</text:span><text:span text:style-name="T42">24</text:span><text:span text:style-name="T1">, delays=</text:span><text:span text:style-name="T42">0</text:span><text:span text:style-name="T1">.</text:span><text:span text:style-name="T42">07</text:span><text:span text:style-name="T1">/</text:span><text:span text:style-name="T42">0</text:span><text:span text:style-name="T1">.</text:span><text:span text:style-name="T42">01</text:span><text:span text:style-name="T1">/</text:span><text:span text:style-name="T42">0</text:span><text:span text:style-name="T1">.</text:span><text:span text:style-name="T42">06</text:span><text:span text:style-name="T1">/</text:span><text:span text:style-name="T42">0</text:span><text:span text:style-name="T1">.</text:span><text:span text:style-name="T42">1</text:span><text:span text:style-name="T1">, dsn=</text:span><text:span text:style-name="T42">2</text:span><text:span text:style-name="T1">.</text:span><text:span text:style-name="T42">0</text:span><text:span text:style-name="T1">.</text:span><text:span text:style-name="T42">0</text:span><text:span text:style-name="T1">, status=sent (</text:span><text:span text:style-name="T42">250 2</text:span><text:span text:style-name="T1">.</text:span><text:span text:style-name="T42">0</text:span><text:span text:style-name="T1">.</text:span><text:span text:style-name="T42">0</text:span><text:span text:style-name="T1"> Ok: queued as </text:span><text:span text:style-name="T42">DABC36011A</text:span><text:span text:style-name="T1">)<text:line-break/>Jun <text:s/></text:span><text:span text:style-name="T42">1 </text:span><text:span text:style-name="T1">09:20:08 postfix postfix/qmgr[</text:span><text:span text:style-name="T42">1604</text:span><text:span text:style-name="T1">]: </text:span><text:span text:style-name="T42">A3E0060673</text:span><text:span text:style-name="T1">: removed<text:line-break/>Jun <text:s/></text:span><text:span text:style-name="T42">1 </text:span><text:span text:style-name="T1">09:20:09 postfix postfix/smtpd[</text:span><text:span text:style-name="T42">3131</text:span><text:span text:style-name="T1">]: connect from </text:span><text:span text:style-name="T42">srvMSG01.cyberlab.fhnw.ch</text:span><text:span text:style-name="T1">[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]<text:line-break/>Jun <text:s/></text:span><text:span text:style-name="T42">1 </text:span><text:span text:style-name="T1">09:20:09 postfix policyd-spf[</text:span><text:span text:style-name="T42">3132</text:span><text:span text:style-name="T1">]: prepend Received-SPF: None (mailfrom) identity=mailfrom; client-ip=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; helo=</text:span><text:span text:style-name="T42">srvmsg01.cyberlab.fhnw.ch</text:span><text:span text:style-name="T1">; envelope-from=reflector@</text:span><text:span text:style-name="T42">srvmsg01.cyberlab.fhnw.ch</text:span><text:span text:style-name="T1">; receiver=&lt;UNKNOWN&gt; <text:line-break/>Jun <text:s/></text:span><text:span text:style-name="T42">1 </text:span><text:span text:style-name="T1">09:20:09 postfix postgrey[</text:span><text:span text:style-name="T42">989</text:span><text:span text:style-name="T1">]: action=pass, reason=client whitelist, client_name=</text:span><text:span text:style-name="T42">srvMSG01.cyberlab.fhnw.ch</text:span><text:span text:style-name="T1">, client_address=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/</text:span><text:span text:style-name="T42">32</text:span><text:span text:style-name="T1">, sender=reflector@</text:span><text:span text:style-name="T42">srvmsg01.cyberlab.fhnw.ch</text:span><text:span text:style-name="T1">, recipient=damjan@</text:span><text:span text:style-name="T42">u10.cyberlab.fhnw.ch<text:line-break/></text:span><text:span text:style-name="T1">Jun <text:s/></text:span><text:span text:style-name="T42">1 </text:span><text:span text:style-name="T1">09:20:09 postfix postfix/smtpd[</text:span><text:span text:style-name="T42">3131</text:span><text:span text:style-name="T1">]: </text:span><text:span text:style-name="T42">2C0AB60671</text:span><text:span text:style-name="T1">: client=</text:span><text:span text:style-name="T42">srvMSG01.cyberlab.fhnw.ch</text:span><text:span text:style-name="T1">[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]<text:line-break/>Jun <text:s/></text:span><text:span text:style-name="T42">1 </text:span><text:span text:style-name="T1">09:20:09 postfix postfix/cleanup[</text:span><text:span text:style-name="T42">3129</text:span><text:span text:style-name="T1">]: </text:span><text:span text:style-name="T42">2C0AB60671</text:span><text:span text:style-name="T1">: message-id=&lt;</text:span><text:span text:style-name="T42">20240601092009</text:span><text:span text:style-name="T1">.</text:span><text:span text:style-name="T42">076C06012B</text:span><text:span text:style-name="T1">@</text:span><text:span text:style-name="T42">srvMSG01.cyberlab.fhnw.ch</text:span><text:span text:style-name="T1">&gt;<text:line-break/>Jun <text:s/></text:span><text:span text:style-name="T42">1 </text:span><text:span text:style-name="T1">09:20:09 postfix opendkim[</text:span><text:span text:style-name="T42">774</text:span><text:span text:style-name="T1">]: </text:span><text:span text:style-name="T42">2C0AB60671</text:span><text:span text:style-name="T1">: </text:span><text:span text:style-name="T42">srvMSG01.cyberlab.fhnw.ch</text:span><text:span text:style-name="T1"> [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] not internal<text:line-break/>Jun <text:s/></text:span><text:span text:style-name="T42">1 </text:span><text:span text:style-name="T1">09:20:09 postfix opendkim[</text:span><text:span text:style-name="T42">774</text:span><text:span text:style-name="T1">]: </text:span><text:span text:style-name="T42">2C0AB60671</text:span><text:span text:style-name="T1">: not authenticated<text:line-break/>Jun <text:s/></text:span><text:span text:style-name="T42">1 </text:span><text:span text:style-name="T1">09:20:09 postfix opendkim[</text:span><text:span text:style-name="T42">774</text:span><text:span text:style-name="T1">]: </text:span><text:span text:style-name="T42">2C0AB60671</text:span><text:span text:style-name="T1">: no signature data<text:line-break/>Jun <text:s/></text:span><text:span text:style-name="T42">1 </text:span><text:span text:style-name="T1">09:20:09 postfix postfix/qmgr[</text:span><text:span text:style-name="T42">1604</text:span><text:span text:style-name="T1">]: </text:span><text:span text:style-name="T42">2C0AB60671</text:span><text:span text:style-name="T1">: from=&lt;reflector@</text:span><text:span text:style-name="T42">srvmsg01.cyberlab.fhnw.ch</text:span><text:span text:style-name="T1">&gt;, size=</text:span><text:span text:style-name="T42">4712</text:span><text:span text:style-name="T1">, nrcpt=</text:span><text:span text:style-name="T42">1</text:span><text:span text:style-name="T1"> (queue active)<text:line-break/>Jun <text:s/></text:span><text:span text:style-name="T42">1 </text:span><text:span text:style-name="T1">09:20:09 postfix postfix/smtpd[</text:span><text:span text:style-name="T42">3131</text:span><text:span text:style-name="T1">]: disconnect from </text:span><text:span text:style-name="T42">srvMSG01.cyberlab.fhnw.ch</text:span><text:span text:style-name="T1">[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] ehlo=</text:span><text:span text:style-name="T42">1</text:span><text:span text:style-name="T1"> mail=</text:span><text:span text:style-name="T42">1</text:span><text:span text:style-name="T1"> rcpt=</text:span><text:span text:style-name="T42">1</text:span><text:span text:style-name="T1"> data=</text:span><text:span text:style-name="T42">1</text:span><text:span text:style-name="T1"> quit=</text:span><text:span text:style-name="T42">1</text:span><text:span text:style-name="T1"> commands=</text:span><text:span text:style-name="T42">5<text:line-break/></text:span><text:span text:style-name="T1">Jun <text:s/></text:span><text:span text:style-name="T42">1 </text:span><text:span text:style-name="T1">09:20:10 postfix postfix/smtpd[</text:span><text:span text:style-name="T42">3136</text:span><text:span text:style-name="T1">]: connect from localhost[</text:span><text:span text:style-name="T42">127</text:span><text:span text:style-name="T1">.</text:span><text:span text:style-name="T42">0</text:span><text:span text:style-name="T1">.</text:span><text:span text:style-name="T42">0</text:span><text:span text:style-name="T1">.</text:span><text:span text:style-name="T42">1</text:span><text:span text:style-name="T1">]<text:line-break/>Jun <text:s/></text:span><text:span text:style-name="T42">1 </text:span><text:span text:style-name="T1">09:20:10 postfix postfix/smtpd[</text:span><text:span text:style-name="T42">3136</text:span><text:span text:style-name="T1">]: </text:span><text:span text:style-name="T42">3D03660673</text:span><text:span text:style-name="T1">: client=localhost[</text:span><text:span text:style-name="T42">127</text:span><text:span text:style-name="T1">.</text:span><text:span text:style-name="T42">0</text:span><text:span text:style-name="T1">.</text:span><text:span text:style-name="T42">0</text:span><text:span text:style-name="T1">.</text:span><text:span text:style-name="T42">1</text:span><text:span text:style-name="T1">]<text:line-break/>Jun <text:s/></text:span><text:span text:style-name="T42">1 </text:span><text:span text:style-name="T1">09:20:10 postfix postfix/cleanup[</text:span><text:span text:style-name="T42">3129</text:span><text:span text:style-name="T1">]: </text:span><text:span text:style-name="T42">3D03660673</text:span><text:span text:style-name="T1">: message-id=&lt;</text:span><text:span text:style-name="T42">20240601092009</text:span><text:span text:style-name="T1">.</text:span><text:span text:style-name="T42">076C06012B</text:span><text:span text:style-name="T1">@</text:span><text:span text:style-name="T42">srvMSG01.cyberlab.fhnw.ch</text:span><text:span text:style-name="T1">&gt;<text:line-break/>Jun <text:s/></text:span><text:span text:style-name="T42">1 </text:span><text:span text:style-name="T1">09:20:10 postfix opendkim[</text:span><text:span text:style-name="T42">774</text:span><text:span text:style-name="T1">]: </text:span><text:span text:style-name="T42">3D03660673</text:span><text:span text:style-name="T1">: no signing table match for 'reflector@srvmsg01.cyberlab.fhnw.ch'<text:line-break/>Jun <text:s/></text:span><text:span text:style-name="T42">1 </text:span><text:span text:style-name="T1">09:20:10 postfix opendkim[</text:span><text:span text:style-name="T42">774</text:span><text:span text:style-name="T1">]: </text:span><text:span text:style-name="T42">3D03660673</text:span><text:span text:style-name="T1">: no signature data<text:line-break/>Jun <text:s/></text:span><text:span text:style-name="T42">1 </text:span><text:span text:style-name="T1">09:20:10 postfix postfix/qmgr[</text:span><text:span text:style-name="T42">1604</text:span><text:span text:style-name="T1">]: </text:span><text:span text:style-name="T42">3D03660673</text:span><text:span text:style-name="T1">: from=&lt;reflector@</text:span><text:span text:style-name="T42">srvmsg01.cyberlab.fhnw.ch</text:span><text:span text:style-name="T1">&gt;, size=</text:span><text:span text:style-name="T42">5205</text:span><text:span text:style-name="T1">, nrcpt=</text:span><text:span text:style-name="T42">1</text:span><text:span text:style-name="T1"> (queue active)<text:line-break/>Jun <text:s/></text:span><text:span text:style-name="T42">1 </text:span><text:span text:style-name="T1">09:20:10 postfix postfix/local[</text:span><text:span text:style-name="T42">3137</text:span><text:span text:style-name="T1">]: </text:span><text:span text:style-name="T42">3D03660673</text:span><text:span text:style-name="T1">: to=&lt;damjan@</text:span><text:span text:style-name="T42">u10.cyberlab.fhnw.ch</text:span><text:span text:style-name="T1">&gt;, relay=local, delay=</text:span><text:span text:style-name="T42">0</text:span><text:span text:style-name="T1">.</text:span><text:span text:style-name="T42">02</text:span><text:span text:style-name="T1">, delays=</text:span><text:span text:style-name="T42">0</text:span><text:span text:style-name="T1">.</text:span><text:span text:style-name="T42">01</text:span><text:span text:style-name="T1">/</text:span><text:span text:style-name="T42">0</text:span><text:span text:style-name="T1">/</text:span><text:span text:style-name="T42">0</text:span><text:span text:style-name="T1">/</text:span><text:span text:style-name="T42">0</text:span><text:span text:style-name="T1">.</text:span><text:span text:style-name="T42">01</text:span><text:span text:style-name="T1">, dsn=</text:span><text:span text:style-name="T42">2</text:span><text:span text:style-name="T1">.</text:span><text:span text:style-name="T42">0</text:span><text:span text:style-name="T1">.</text:span><text:span text:style-name="T42">0</text:span><text:span text:style-name="T1">, status=sent (delivered to maildir)<text:line-break/>Jun <text:s/></text:span><text:span text:style-name="T42">1 </text:span><text:span text:style-name="T1">09:20:10 postfix postfix/qmgr[</text:span><text:span text:style-name="T42">1604</text:span><text:span text:style-name="T1">]: </text:span><text:span text:style-name="T42">3D03660673</text:span><text:span text:style-name="T1">: removed<text:line-break/>Jun <text:s/></text:span><text:span text:style-name="T42">1 </text:span><text:span text:style-name="T1">09:20:10 postfix amavis[</text:span><text:span text:style-name="T42">1627</text:span><text:span text:style-name="T1">]: (</text:span><text:span text:style-name="T42">01627-01</text:span><text:span text:style-name="T1">) Passed CLEAN {RelayedInbound}, [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]:</text:span><text:span text:style-name="T42">48860</text:span><text:span text:style-name="T1"> &lt;reflector@</text:span><text:span text:style-name="T42">srvmsg01.cyberlab.fhnw.ch</text:span><text:span text:style-name="T1">&gt; -&gt; &lt;damjan@</text:span><text:span text:style-name="T42">u10.cyberlab.fhnw.ch</text:span><text:span text:style-name="T1">&gt;, Queue-ID: </text:span><text:span text:style-name="T42">2C0AB60671</text:span><text:span text:style-name="T1">, Message-ID: &lt;</text:span><text:span text:style-name="T42">20240601092009</text:span><text:span text:style-name="T1">.</text:span><text:span text:style-name="T42">076C06012B</text:span><text:span text:style-name="T1">@</text:span><text:span text:style-name="T42">srvmsg01.cyberlab.fhnw.ch</text:span><text:span text:style-name="T1">&gt;, mail_id: bPbNCGywhlkw, Hits: </text:span><text:span text:style-name="T42">-0.999</text:span><text:span text:style-name="T1">, size: </text:span><text:span text:style-name="T42">4677</text:span><text:span text:style-name="T1">, queued_as: </text:span><text:span text:style-name="T42">3D03660673</text:span><text:span text:style-name="T1">, </text:span><text:span text:style-name="T42">1067</text:span><text:span text:style-name="T1"> ms<text:line-break/>Jun <text:s/></text:span><text:span text:style-name="T42">1 </text:span><text:span text:style-name="T1">09:20:10 postfix postfix/smtp[</text:span><text:span text:style-name="T42">3133</text:span><text:span text:style-name="T1">]: </text:span><text:span text:style-name="T42">2C0AB60671</text:span><text:span text:style-name="T1">: to=&lt;damjan@</text:span><text:span text:style-name="T42">u10.cyberlab.fhnw.ch</text:span><text:span text:style-name="T1">&gt;, relay=</text:span><text:span text:style-name="T42">127</text:span><text:span text:style-name="T1">.</text:span><text:span text:style-name="T42">0</text:span><text:span text:style-name="T1">.</text:span><text:span text:style-name="T42">0</text:span><text:span text:style-name="T1">.</text:span><text:span text:style-name="T42">1</text:span><text:span text:style-name="T1">[</text:span><text:span text:style-name="T42">127</text:span><text:span text:style-name="T1">.</text:span><text:span text:style-name="T42">0</text:span><text:span text:style-name="T1">.</text:span><text:span text:style-name="T42">0</text:span><text:span text:style-name="T1">.</text:span><text:span text:style-name="T42">1</text:span><text:span text:style-name="T1">]:</text:span><text:span text:style-name="T42">10024</text:span><text:span text:style-name="T1">, delay=</text:span><text:span text:style-name="T42">1</text:span><text:span text:style-name="T1">.</text:span><text:span text:style-name="T42">1</text:span><text:span text:style-name="T1">, delays=</text:span><text:span text:style-name="T42">0</text:span><text:span text:style-name="T1">.</text:span><text:span text:style-name="T42">06</text:span><text:span text:style-name="T1">/</text:span><text:span text:style-name="T42">0</text:span><text:span text:style-name="T1">.</text:span><text:span text:style-name="T42">01</text:span><text:span text:style-name="T1">/</text:span><text:span text:style-name="T42">0</text:span><text:span text:style-name="T1">.</text:span><text:span text:style-name="T42">01</text:span><text:span text:style-name="T1">/</text:span><text:span text:style-name="T42">1</text:span><text:span text:style-name="T1">.</text:span><text:span text:style-name="T42">1</text:span><text:span text:style-name="T1">, dsn=</text:span><text:span text:style-name="T42">2</text:span><text:span text:style-name="T1">.</text:span><text:span text:style-name="T42">0</text:span><text:span text:style-name="T1">.</text:span><text:span text:style-name="T42">0</text:span><text:span text:style-name="T1">, status=sent (</text:span><text:span text:style-name="T42">250 2</text:span><text:span text:style-name="T1">.</text:span><text:span text:style-name="T42">0</text:span><text:span text:style-name="T1">.</text:span><text:span text:style-name="T42">0</text:span><text:span text:style-name="T1"> from MTA(smtp:[</text:span><text:span text:style-name="T42">127</text:span><text:span text:style-name="T1">.</text:span><text:span text:style-name="T42">0</text:span><text:span text:style-name="T1">.</text:span><text:span text:style-name="T42">0</text:span><text:span text:style-name="T1">.</text:span><text:span text:style-name="T42">1</text:span><text:span text:style-name="T1">]:</text:span><text:span text:style-name="T42">10025</text:span><text:span text:style-name="T1">): </text:span><text:span text:style-name="T42">250 2</text:span><text:span text:style-name="T1">.</text:span><text:span text:style-name="T42">0</text:span><text:span text:style-name="T1">.</text:span><text:span text:style-name="T42">0</text:span><text:span text:style-name="T1"> Ok: queued as </text:span><text:span text:style-name="T42">3D03660673</text:span><text:span text:style-name="T1">)<text:line-break/>Jun <text:s/></text:span><text:span text:style-name="T42">1 </text:span><text:span text:style-name="T1">09:20:10 postfix postfix/qmgr[</text:span><text:span text:style-name="T42">1604</text:span><text:span text:style-name="T1">]: </text:span><text:span text:style-name="T42">2C0AB60671</text:span><text:span text:style-name="T1">: removed</text:span></text:p>
      <text:p text:style-name="P73" loext:marker-style-name="T1"><text:span text:style-name="T1"/></text:p>
      <text:p text:style-name="P42"><text:s/></text:p>
      <text:p text:style-name="P58"><text:span text:style-name="T29"/></text:p>
      <text:p text:style-name="P58"><text:span text:style-name="T29"/></text:p>
      <text:p text:style-name="P58"><text:span text:style-name="T29"/></text:p>
      <text:p text:style-name="P58"><text:span text:style-name="T29"/></text:p>
      <text:p text:style-name="P58"><text:span text:style-name="T29"/></text:p>
      <text:p text:style-name="P58"><text:span text:style-name="T29"/></text:p>
      <text:p text:style-name="P66"><text:soft-page-break/><text:span text:style-name="T26">Test Email, welches von Reflector zurückgesendet wurde</text:span></text:p>
      <text:p text:style-name="P67" loext:marker-style-name="T1"><text:span text:style-name="T1"/></text:p>
      <text:p text:style-name="P67" loext:marker-style-name="T1"><text:span text:style-name="T1">From damjan@u10.cyberlab.fhnw.ch <text:s/>Sat Jun <text:s/>1 11:31:36 2024<text:line-break/>Return-Path: &lt;damjan@u10.cyberlab.fhnw.ch&gt;<text:line-break/>X-Original-To: reflector@cyberlab.fhnw.ch<text:line-break/>Delivered-To: reflector@cyberlab.fhnw.ch<text:line-break/>Received: from localhost (localhost [127.0.0.1])<text:line-break/><text:tab/>by srvMSG01.cyberlab.fhnw.ch (Postfix) with ESMTP id 5791A60122<text:line-break/><text:tab/>for &lt;reflector@cyberlab.fhnw.ch&gt;; Sat, <text:s/>1 Jun 2024 11:31:36 +0200 (CEST)<text:line-break/>Authentication-Results: srvmsg01.cyberlab.fhnw.ch (amavisd-new);<text:line-break/><text:tab/>dkim=pass (2048-bit key) header.d=u10.cyberlab.fhnw.ch<text:line-break/>Received: from srvMSG01.cyberlab.fhnw.ch ([IPv6:::1])<text:line-break/><text:tab/>by localhost (srvmsg01.cyberlab.fhnw.ch [IPv6:::1]) (amavisd-new, port 10024)<text:line-break/><text:tab/>with ESMTP id inQEUjBPMGLZ for &lt;reflector@cyberlab.fhnw.ch&gt;;<text:line-break/><text:tab/>Sat, <text:s/>1 Jun 2024 11:31:36 +0200 (CEST)<text:line-break/>Received-SPF: Pass (mailfrom) identity=mailfrom; client-ip=192.168.97.189; helo=mail.u10.cyberlab.fhnw.ch; envelope-from=damjan@u10.cyberlab.fhnw.ch; receiver=&lt;UNKNOWN&gt;<text:line-break/>Received: from mail.u10.cyberlab.fhnw.ch (unknown [192.168.97.189])<text:line-break/><text:tab/>by srvMSG01.cyberlab.fhnw.ch (Postfix) with ESMTPS id 3FD1F6011A<text:line-break/><text:tab/>for &lt;reflector@cyberlab.fhnw.ch&gt;; Sat, <text:s/>1 Jun 2024 11:31:36 +0200 (CEST)<text:line-break/>DKIM-Signature: v=1; a=rsa-sha256; c=relaxed/simple; d=u10.cyberlab.fhnw.ch;<text:line-break/><text:tab/>s=mail; t=1717234296;<text:line-break/><text:tab/>bh=fA+/05Z0LbMk1N/rf8vAu7311wt082842KX3V/hHP3k=;<text:line-break/><text:tab/>h=Date:From:To:Subject:From;<text:line-break/><text:tab/>b=ASbZIJO0/1MFgrdICwRUqg07X2HKF3hvE03ZBZqyYgLGSfC3P/1IjGnWeDoHL1sIr<text:line-break/><text:tab/> b+NanJ/fnJhpXmjTXWyi3Zx/Ol6t+O7NYDe9Yw+26yrXuFMFq8ZsZvy59VSWZrGyS4<text:line-break/><text:tab/> DKR2RGXRuRdI/wRVY0KThFGGK9ffTnkb0ruIghVG+2IQc7nwS2Q6VRKq4zRUTBAkA+<text:line-break/><text:tab/> WGzUF/3THlIbN0sd0zR1s6Ms3jyFUrVEQ8yO2gjqqHalgVmVl5uirgh/kdqBrNhiCd<text:line-break/><text:tab/> VbcWRZgFn4jvup0/S8hFRI2mAPOIZRn6U6w0x1stscYjNitYvsZ4YRsSr4ihnxMXKQ<text:line-break/><text:tab/> cV9dSb00gZriw==<text:line-break/>Received: by mail.u10.cyberlab.fhnw.ch (Postfix, from userid 1000)<text:line-break/><text:tab/>id 2027460676; Sat, <text:s/>1 Jun 2024 09:31:36 +0000 (UTC)<text:line-break/>Date: Sat, 01 Jun 2024 09:31:36 +0000<text:line-break/>From: damjan@u10.cyberlab.fhnw.ch<text:line-break/>To: reflector@cyberlab.fhnw.ch<text:line-break/>Subject: clean<text:line-break/>Message-ID: &lt;20240601093136.cd26s%damjan@u10.cyberlab.fhnw.ch&gt;<text:line-break/>User-Agent: s-nail v14.9.23<text:line-break/><text:line-break/>Dies ist eine Nachricht von Damjan Mlinar an den Reflector von Cyberlab</text:span></text:p>
      <text:p text:style-name="P67" loext:marker-style-name="T1"><text:span text:style-name="T1"/></text:p>
      <text:p text:style-name="P68" loext:marker-style-name="T1"><text:span text:style-name="T41"/></text:p>
      <text:p text:style-name="P54"><text:span text:style-name="T28"/></text:p>
      <text:p text:style-name="P54"><text:span text:style-name="T28"/></text:p>
      <text:p text:style-name="P54"><text:span text:style-name="T28"/></text:p>
      <text:p text:style-name="P54"><text:span text:style-name="T28"/></text:p>
      <text:p text:style-name="P54"><text:span text:style-name="T28"/></text:p>
      <text:p text:style-name="P54"><text:span text:style-name="T28"/></text:p>
      <text:p text:style-name="P54"><text:span text:style-name="T28"/></text:p>
      <text:p text:style-name="P54"><text:span text:style-name="T28"/></text:p>
      <text:p text:style-name="P54"><text:span text:style-name="T28"/></text:p>
      <text:p text:style-name="P54"><text:span text:style-name="T28"/></text:p>
      <text:p text:style-name="P54"><text:span text:style-name="T28"/></text:p>
      <text:p text:style-name="P64"><text:soft-page-break/><text:span text:style-name="T34">L</text:span><text:span text:style-name="T35">ogs von /var/log/mail.log mit </text:span><text:span text:style-name="T33">Virus-</text:span><text:span text:style-name="T35">Email von Reflector</text:span></text:p>
      <text:p text:style-name="P67" loext:marker-style-name="T1"><text:span text:style-name="T11"/></text:p>
      <text:p text:style-name="P67" loext:marker-style-name="T1"><text:span text:style-name="T11">Jun <text:s/></text:span><text:span text:style-name="T42">1 </text:span><text:span text:style-name="T1">09:18:25 postfix postfix/pickup[</text:span><text:span text:style-name="T42">3037</text:span><text:span text:style-name="T1">]: </text:span><text:span text:style-name="T42">9809760673</text:span><text:span text:style-name="T1">: uid=</text:span><text:span text:style-name="T42">1000</text:span><text:span text:style-name="T1"> from=&lt;damjan@</text:span><text:span text:style-name="T42">u10.cyberlab.fhnw.ch</text:span><text:span text:style-name="T1">&gt;<text:line-break/>Jun <text:s/></text:span><text:span text:style-name="T42">1 </text:span><text:span text:style-name="T1">09:18:25 postfix postfix/cleanup[</text:span><text:span text:style-name="T42">3074</text:span><text:span text:style-name="T1">]: </text:span><text:span text:style-name="T42">9809760673</text:span><text:span text:style-name="T1">: message-id=&lt;</text:span><text:span text:style-name="T42">20240601091825</text:span><text:span text:style-name="T1">.kmRPh%damjan@</text:span><text:span text:style-name="T42">u10.cyberlab.fhnw.ch</text:span><text:span text:style-name="T1">&gt;<text:line-break/>Jun <text:s/></text:span><text:span text:style-name="T42">1 </text:span><text:span text:style-name="T1">09:18:25 postfix opendkim[</text:span><text:span text:style-name="T42">774</text:span><text:span text:style-name="T1">]: </text:span><text:span text:style-name="T42">9809760673</text:span><text:span text:style-name="T1">: DKIM-Signature field added (s=mail, d=</text:span><text:span text:style-name="T42">u10.cyberlab.fhnw.ch</text:span><text:span text:style-name="T1">)<text:line-break/>Jun <text:s/></text:span><text:span text:style-name="T42">1 </text:span><text:span text:style-name="T1">09:18:25 postfix postfix/qmgr[</text:span><text:span text:style-name="T42">1604</text:span><text:span text:style-name="T1">]: </text:span><text:span text:style-name="T42">9809760673</text:span><text:span text:style-name="T1">: from=&lt;damjan@</text:span><text:span text:style-name="T42">u10.cyberlab.fhnw.ch</text:span><text:span text:style-name="T1">&gt;, size=</text:span><text:span text:style-name="T42">440</text:span><text:span text:style-name="T1">, nrcpt=</text:span><text:span text:style-name="T42">1</text:span><text:span text:style-name="T1"> (queue active)<text:line-break/>Jun <text:s/></text:span><text:span text:style-name="T42">1 </text:span><text:span text:style-name="T1">09:18:25 postfix postfix/smtp[</text:span><text:span text:style-name="T42">3076</text:span><text:span text:style-name="T1">]: </text:span><text:span text:style-name="T42">9809760673</text:span><text:span text:style-name="T1">: to=&lt;reflector@</text:span><text:span text:style-name="T42">cyberlab.fhnw.ch</text:span><text:span text:style-name="T1">&gt;, relay=</text:span><text:span text:style-name="T42">srvMSG01.cyberlab.fhnw.ch</text:span><text:span text:style-name="T1">[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]:</text:span><text:span text:style-name="T42">25</text:span><text:span text:style-name="T1">, delay=</text:span><text:span text:style-name="T42">0</text:span><text:span text:style-name="T1">.</text:span><text:span text:style-name="T42">12</text:span><text:span text:style-name="T1">, delays=</text:span><text:span text:style-name="T42">0</text:span><text:span text:style-name="T1">.</text:span><text:span text:style-name="T42">06</text:span><text:span text:style-name="T1">/</text:span><text:span text:style-name="T42">0</text:span><text:span text:style-name="T1">/</text:span><text:span text:style-name="T42">0</text:span><text:span text:style-name="T1">.</text:span><text:span text:style-name="T42">02</text:span><text:span text:style-name="T1">/</text:span><text:span text:style-name="T42">0</text:span><text:span text:style-name="T1">.</text:span><text:span text:style-name="T42">04</text:span><text:span text:style-name="T1">, dsn=</text:span><text:span text:style-name="T42">2</text:span><text:span text:style-name="T1">.</text:span><text:span text:style-name="T42">0</text:span><text:span text:style-name="T1">.</text:span><text:span text:style-name="T42">0</text:span><text:span text:style-name="T1">, status=sent (</text:span><text:span text:style-name="T42">250 2</text:span><text:span text:style-name="T1">.</text:span><text:span text:style-name="T42">0</text:span><text:span text:style-name="T1">.</text:span><text:span text:style-name="T42">0</text:span><text:span text:style-name="T1"> Ok: queued as </text:span><text:span text:style-name="T42">B284E6011A</text:span><text:span text:style-name="T1">)<text:line-break/>Jun <text:s/></text:span><text:span text:style-name="T42">1 </text:span><text:span text:style-name="T1">09:18:25 postfix postfix/qmgr[</text:span><text:span text:style-name="T42">1604</text:span><text:span text:style-name="T1">]: </text:span><text:span text:style-name="T42">9809760673</text:span><text:span text:style-name="T1">: removed<text:line-break/>Jun <text:s/></text:span><text:span text:style-name="T42">1 </text:span><text:span text:style-name="T1">09:18:27 postfix postfix/smtpd[</text:span><text:span text:style-name="T42">3099</text:span><text:span text:style-name="T1">]: connect from </text:span><text:span text:style-name="T42">srvMSG01.cyberlab.fhnw.ch</text:span><text:span text:style-name="T1">[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]<text:line-break/>Jun <text:s/></text:span><text:span text:style-name="T42">1 </text:span><text:span text:style-name="T1">09:18:27 postfix policyd-spf[</text:span><text:span text:style-name="T42">3103</text:span><text:span text:style-name="T1">]: prepend Received-SPF: None (mailfrom) identity=mailfrom; client-ip=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; helo=</text:span><text:span text:style-name="T42">srvmsg01.cyberlab.fhnw.ch</text:span><text:span text:style-name="T1">; envelope-from=reflector@</text:span><text:span text:style-name="T42">srvmsg01.cyberlab.fhnw.ch</text:span><text:span text:style-name="T1">; receiver=&lt;UNKNOWN&gt; <text:line-break/>Jun <text:s/></text:span><text:span text:style-name="T42">1 </text:span><text:span text:style-name="T1">09:18:27 postfix postgrey[</text:span><text:span text:style-name="T42">989</text:span><text:span text:style-name="T1">]: action=pass, reason=client whitelist, client_name=</text:span><text:span text:style-name="T42">srvMSG01.cyberlab.fhnw.ch</text:span><text:span text:style-name="T1">, client_address=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/</text:span><text:span text:style-name="T42">32</text:span><text:span text:style-name="T1">, sender=reflector@</text:span><text:span text:style-name="T42">srvmsg01.cyberlab.fhnw.ch</text:span><text:span text:style-name="T1">, recipient=damjan@</text:span><text:span text:style-name="T42">u10.cyberlab.fhnw.ch<text:line-break/></text:span><text:span text:style-name="T1">Jun <text:s/></text:span><text:span text:style-name="T42">1 </text:span><text:span text:style-name="T1">09:18:27 postfix postgrey[</text:span><text:span text:style-name="T42">989</text:span><text:span text:style-name="T1">]: cleaning up old logs...<text:line-break/>Jun <text:s/></text:span><text:span text:style-name="T42">1 </text:span><text:span text:style-name="T1">09:18:27 postfix postfix/smtpd[</text:span><text:span text:style-name="T42">3099</text:span><text:span text:style-name="T1">]: </text:span><text:span text:style-name="T42">413BE60672</text:span><text:span text:style-name="T1">: client=</text:span><text:span text:style-name="T42">srvMSG01.cyberlab.fhnw.ch</text:span><text:span text:style-name="T1">[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]<text:line-break/>Jun <text:s/></text:span><text:span text:style-name="T42">1 </text:span><text:span text:style-name="T1">09:18:27 postfix postfix/cleanup[</text:span><text:span text:style-name="T42">3074</text:span><text:span text:style-name="T1">]: </text:span><text:span text:style-name="T42">413BE60672</text:span><text:span text:style-name="T1">: message-id=&lt;</text:span><text:span text:style-name="T42">20240601091826</text:span><text:span text:style-name="T1">.</text:span><text:span text:style-name="T42">D04496012B</text:span><text:span text:style-name="T1">@</text:span><text:span text:style-name="T42">srvMSG01.cyberlab.fhnw.ch</text:span><text:span text:style-name="T1">&gt;<text:line-break/>Jun <text:s/></text:span><text:span text:style-name="T42">1 </text:span><text:span text:style-name="T1">09:18:27 postfix opendkim[</text:span><text:span text:style-name="T42">774</text:span><text:span text:style-name="T1">]: </text:span><text:span text:style-name="T42">413BE60672</text:span><text:span text:style-name="T1">: </text:span><text:span text:style-name="T42">srvMSG01.cyberlab.fhnw.ch</text:span><text:span text:style-name="T1"> [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] not internal<text:line-break/>Jun <text:s/></text:span><text:span text:style-name="T42">1 </text:span><text:span text:style-name="T1">09:18:27 postfix opendkim[</text:span><text:span text:style-name="T42">774</text:span><text:span text:style-name="T1">]: </text:span><text:span text:style-name="T42">413BE60672</text:span><text:span text:style-name="T1">: not authenticated<text:line-break/>Jun <text:s/></text:span><text:span text:style-name="T42">1 </text:span><text:span text:style-name="T1">09:18:27 postfix opendkim[</text:span><text:span text:style-name="T42">774</text:span><text:span text:style-name="T1">]: </text:span><text:span text:style-name="T42">413BE60672</text:span><text:span text:style-name="T1">: no signature data<text:line-break/>Jun <text:s/></text:span><text:span text:style-name="T42">1 </text:span><text:span text:style-name="T1">09:18:27 postfix postfix/qmgr[</text:span><text:span text:style-name="T42">1604</text:span><text:span text:style-name="T1">]: </text:span><text:span text:style-name="T42">413BE60672</text:span><text:span text:style-name="T1">: from=&lt;reflector@</text:span><text:span text:style-name="T42">srvmsg01.cyberlab.fhnw.ch</text:span><text:span text:style-name="T1">&gt;, size=</text:span><text:span text:style-name="T42">5133</text:span><text:span text:style-name="T1">, nrcpt=</text:span><text:span text:style-name="T42">1</text:span><text:span text:style-name="T1"> (queue active)<text:line-break/>Jun <text:s/></text:span><text:span text:style-name="T42">1 </text:span><text:span text:style-name="T1">09:18:27 postfix postfix/smtpd[</text:span><text:span text:style-name="T42">3099</text:span><text:span text:style-name="T1">]: disconnect from </text:span><text:span text:style-name="T42">srvMSG01.cyberlab.fhnw.ch</text:span><text:span text:style-name="T1">[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] ehlo=</text:span><text:span text:style-name="T42">1</text:span><text:span text:style-name="T1"> mail=</text:span><text:span text:style-name="T42">1</text:span><text:span text:style-name="T1"> rcpt=</text:span><text:span text:style-name="T42">1</text:span><text:span text:style-name="T1"> data=</text:span><text:span text:style-name="T42">1</text:span><text:span text:style-name="T1"> quit=</text:span><text:span text:style-name="T42">1</text:span><text:span text:style-name="T1"> commands=</text:span><text:span text:style-name="T42">5<text:line-break/></text:span><text:span text:style-name="T1">Jun <text:s/></text:span><text:span text:style-name="T42">1 </text:span><text:span text:style-name="T1">09:18:28 postfix amavis[</text:span><text:span text:style-name="T42">1626</text:span><text:span text:style-name="T1">]: (</text:span><text:span text:style-name="T42">01626-01</text:span><text:span text:style-name="T1">) Blocked INFECTED (</text:span><text:span text:style-name="T42">Win.Test.EICAR_HDB-1</text:span><text:span text:style-name="T1">) {DiscardedInbound,Quarantined}, [</text:span><text:span text:style-name="T42">192</text:span><text:span text:style-name="T1">.</text:span><text:span text:style-name="T42">168</text:span><text:span text:style-name="T1">.</text:span><text:span text:style-name="T42">64</text:span><text:span text:style-name="T1">.</text:span><text:span text:style-name="T42">33</text:span><text:span text:style-name="T1">]:</text:span><text:span text:style-name="T42">57864</text:span><text:span text:style-name="T1"> &lt;reflector@</text:span><text:span text:style-name="T42">srvmsg01.cyberlab.fhnw.ch</text:span><text:span text:style-name="T1">&gt; -&gt; &lt;damjan@</text:span><text:span text:style-name="T42">u10.cyberlab.fhnw.ch</text:span><text:span text:style-name="T1">&gt;, quarantine: </text:span><text:span text:style-name="T42">7</text:span><text:span text:style-name="T1">/virus-7AueO3MCQ0Xg, Queue-ID: </text:span><text:span text:style-name="T42">413BE60672</text:span><text:span text:style-name="T1">, Message-ID: &lt;</text:span><text:span text:style-name="T42">20240601091826</text:span><text:span text:style-name="T1">.</text:span><text:span text:style-name="T42">D04496012B</text:span><text:span text:style-name="T1">@</text:span><text:span text:style-name="T42">srvmsg01.cyberlab.fhnw.ch</text:span><text:span text:style-name="T1">&gt;, mail_id: 7AueO3MCQ0Xg, Hits: -, size: </text:span><text:span text:style-name="T42">5098</text:span><text:span text:style-name="T1">, </text:span><text:span text:style-name="T42">981</text:span><text:span text:style-name="T1"> ms<text:line-break/>Jun <text:s/></text:span><text:span text:style-name="T42">1 </text:span><text:span text:style-name="T1">09:18:28 postfix postfix/smtp[</text:span><text:span text:style-name="T42">3104</text:span><text:span text:style-name="T1">]: </text:span><text:span text:style-name="T42">413BE60672</text:span><text:span text:style-name="T1">: to=&lt;damjan@</text:span><text:span text:style-name="T42">u10.cyberlab.fhnw.ch</text:span><text:span text:style-name="T1">&gt;, relay=</text:span><text:span text:style-name="T42">127</text:span><text:span text:style-name="T1">.</text:span><text:span text:style-name="T42">0</text:span><text:span text:style-name="T1">.</text:span><text:span text:style-name="T42">0</text:span><text:span text:style-name="T1">.</text:span><text:span text:style-name="T42">1</text:span><text:span text:style-name="T1">[</text:span><text:span text:style-name="T42">127</text:span><text:span text:style-name="T1">.</text:span><text:span text:style-name="T42">0</text:span><text:span text:style-name="T1">.</text:span><text:span text:style-name="T42">0</text:span><text:span text:style-name="T1">.</text:span><text:span text:style-name="T42">1</text:span><text:span text:style-name="T1">]:</text:span><text:span text:style-name="T42">10024</text:span><text:span text:style-name="T1">, delay=</text:span><text:span text:style-name="T42">1</text:span><text:span text:style-name="T1">.</text:span><text:span text:style-name="T42">2</text:span><text:span text:style-name="T1">, delays=</text:span><text:span text:style-name="T42">0</text:span><text:span text:style-name="T1">.</text:span><text:span text:style-name="T42">19</text:span><text:span text:style-name="T1">/</text:span><text:span text:style-name="T42">0</text:span><text:span text:style-name="T1">.</text:span><text:span text:style-name="T42">01</text:span><text:span text:style-name="T1">/</text:span><text:span text:style-name="T42">0</text:span><text:span text:style-name="T1">.</text:span><text:span text:style-name="T42">23</text:span><text:span text:style-name="T1">/</text:span><text:span text:style-name="T42">0</text:span><text:span text:style-name="T1">.</text:span><text:span text:style-name="T42">82</text:span><text:span text:style-name="T1">, dsn=</text:span><text:span text:style-name="T42">2</text:span><text:span text:style-name="T1">.</text:span><text:span text:style-name="T42">7</text:span><text:span text:style-name="T1">.</text:span><text:span text:style-name="T42">0</text:span><text:span text:style-name="T1">, status=sent (</text:span><text:span text:style-name="T42">250 2</text:span><text:span text:style-name="T1">.</text:span><text:span text:style-name="T42">7</text:span><text:span text:style-name="T1">.</text:span><text:span text:style-name="T42">0</text:span><text:span text:style-name="T1"> Ok, discarded, id=</text:span><text:span text:style-name="T42">01626-01</text:span><text:span text:style-name="T1"> - INFECTED: </text:span><text:span text:style-name="T42">Win.Test.EICAR_HDB-1</text:span><text:span text:style-name="T1">)<text:line-break/>Jun <text:s/></text:span><text:span text:style-name="T42">1 </text:span><text:span text:style-name="T1">09:18:28 postfix postfix/qmgr[</text:span><text:span text:style-name="T42">1604</text:span><text:span text:style-name="T1">]: </text:span><text:span text:style-name="T42">413BE60672</text:span><text:span text:style-name="T1">: removed</text:span></text:p>
      <text:p text:style-name="P67" loext:marker-style-name="T1"><text:span text:style-name="T1"/></text:p>
      <text:p text:style-name="P53"><text:span text:style-name="T13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79" text:outline-level="3"><text:soft-page-break/>8 Anhang</text:h>
      <text:p text:style-name="P74">db.u10.cyberlab.fhnw.ch</text:p>
      <text:p text:style-name="P67" loext:marker-style-name="T1"><text:span text:style-name="T1"/></text:p>
      <text:p text:style-name="P67" loext:marker-style-name="T1"><text:span text:style-name="T1">$TTL 10800 ; 3 Stunden in Sekunden<text:line-break/>u10.cyberlab.fhnw.ch. IN SOA ns1.u10.cyberlab.fhnw.ch. hostmaster.u10.cyberlab.fhnw.ch. (<text:line-break/><text:tab/><text:tab/><text:tab/><text:tab/>1<text:tab/>; Serial<text:line-break/><text:tab/><text:tab/><text:tab/><text:tab/>10800<text:tab/>; Refresh after 3 hours<text:line-break/><text:tab/><text:tab/><text:tab/><text:tab/>3600<text:tab/>; Retry after 1 hour<text:line-break/><text:tab/><text:tab/><text:tab/><text:tab/>604800<text:tab/>; Expire after 1 week<text:line-break/><text:tab/><text:tab/><text:tab/><text:tab/>3600<text:tab/>; Negativ caching TTL of 1<text:line-break/>)<text:line-break/><text:line-break/>; Nameserver<text:line-break/>u10.cyberlab.fhnw.ch.<text:tab/>IN<text:tab/>NS<text:tab/>ns1.u10.cyberlab.fhnw.ch.<text:line-break/>u10.cyberlab.fhnw.ch.<text:tab/>IN<text:tab/>NS<text:tab/>ns2.u10.cyberlab.fhnw.ch.<text:line-break/><text:line-break/>; Mailserver<text:line-break/>u10.cyberlab.fhnw.ch.<text:tab/>IN<text:tab/>MX<text:tab/>10 mail.u10.cyberlab.fhnw.ch.<text:line-break/><text:line-break/>; Hosts<text:line-break/>ns1.u10.cyberlab.fhnw.ch.<text:tab/>IN<text:tab/>A<text:tab/>192.168.97.80<text:line-break/>ns2.u10.cyberlab.fhnw.ch.<text:tab/>IN<text:tab/>A<text:tab/>192.168.97.81<text:line-break/>mail.u10.cyberlab.fhnw.ch.<text:tab/>IN<text:tab/>A<text:tab/>192.168.97.189<text:line-break/><text:line-break/>; SPF Record<text:line-break/>u10.cyberlab.fhnw.ch.<text:tab/>IN<text:tab/>TXT<text:tab/>"v=spf1 mx -all"<text:line-break/><text:line-break/>; DKIM Record<text:line-break/>mail._domainkey.u10.cyberlab.fhnw.ch. <text:s text:c="2"/>IN <text:s/>TXT "v=DKIM1; k=rsa; p=MIIBIjANBgkqhkiG9w0BAQEFAAOCAQ8AMIIBCgKCAQEAwL/" "AOUT0DLI9Y8zFRCd5AN+oJggpIoHcCvPngDkMOJzAhsN9i5vXOESzXm9KDt4u1CRpcwEruDT6UZZ2L0f6f2Q7r5yt/" "T4Vo/Do67nNlpUwoyEjeOURcDrLPTUx/mKocP7GOscQ6AAhNZHAYlMqMO426t29h7SQt1aHMdZYjqmmukVvdAN0R93jDJvbEuSzwk8FcPq0fm9fryqVWj6YfuvpsXQcpm556iX55QRLxlQJjp6JEAeDrBWAbxwGkI+Rdz/" "vS+MY95p992F5mROxi1CB9aRTIWKt62lvtnjCVrZIfrB+Yoa9+nH5MWg8LNUHdPIv6+M2ik7wVURfkgmgvwIDAQAB"<text:line-break/><text:line-break/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<text:soft-page-break/><text:span text:style-name="T36">main.cf</text:span></text:p>
      <text:p text:style-name="P67" loext:marker-style-name="T1"><text:span text:style-name="T1"><text:line-break/># myorigin = /etc/mailname<text:line-break/><text:line-break/>smtpd_banner = $myhostname ESMTP $mail_name (Ubuntu)<text:line-break/>biff = no<text:line-break/><text:line-break/># appending .domain is the MUA's job.<text:line-break/>append_dot_mydomain = no<text:line-break/><text:line-break/># Uncomment the next line to generate "delayed mail" warnings<text:line-break/>#delay_warning_time = 4h<text:line-break/><text:line-break/>readme_directory = no<text:line-break/><text:line-break/># See http://www.postfix.org/COMPATIBILITY_README.html -- default to 3.6 on<text:line-break/># fresh installs.<text:line-break/>compatibility_level = 3.6<text:line-break/><text:line-break/># TLS parameters<text:line-break/>smtpd_tls_cert_file=/etc/ssl/certs/ssl-cert-snakeoil.pem<text:line-break/>smtpd_tls_key_file=/etc/ssl/private/ssl-cert-snakeoil.key<text:line-break/>smtpd_tls_security_level=may<text:line-break/><text:line-break/>smtp_tls_CApath=/etc/ssl/certs<text:line-break/>smtp_tls_security_level=may<text:line-break/>smtp_tls_session_cache_database = btree:${data_directory}/smtp_scache<text:line-break/><text:line-break/>smtpd_relay_restrictions = permit_mynetworks permit_sasl_authenticated defer_unauth_destination<text:line-break/>myhostname = mail.u10.cyberlab.fhnw.ch<text:line-break/>mydomain = u10.cyberlab.fhnw.ch<text:line-break/><text:line-break/>alias_maps = hash:/etc/aliases<text:line-break/>alias_database = hash:/etc/aliases<text:line-break/>myorigin = /etc/mailname<text:line-break/>mydestination = $myhostname, $mydomain, postfix, localhost.localdomain, localhost<text:line-break/>relayhost = <text:line-break/>mynetworks = 127.0.0.0/8 [::ffff:127.0.0.0]/104 [::1]/128<text:line-break/>mailbox_size_limit = 0<text:line-break/>recipient_delimiter = +<text:line-break/>inet_interfaces = all<text:line-break/>inet_protocols = all<text:line-break/>home_mailbox = Maildir/<text:line-break/>virtual_alias_maps = hash:/etc/postfix/virtual<text:line-break/><text:line-break/># SPF / Greylisting<text:line-break/>policyd-spf_time_limit = 3600<text:line-break/>smtpd_recipient_restrictions =<text:line-break/><text:tab/>permit_mynetworks,<text:line-break/><text:tab/>permit_sasl_authenticated,<text:line-break/><text:tab/>reject_unauth_destination,<text:line-break/><text:tab/>check_policy_service unix:private/policyd-spf<text:line-break/><text:tab/>check_policy_service inet:127.0.0.1:10023<text:line-break/><text:line-break/>#DKIM<text:line-break/>milter_protocol = 2<text:line-break/>milter_default_action = accept<text:line-break/>smtpd_milters = inet:localhost:12301<text:line-break/>non_smtpd_milters = inet:localhost:12301<text:line-break/><text:line-break/>#AMAVIS<text:line-break/>content_filter = smtp-amavis:[127.0.0.1]:10024<text:line-break/></text:span></text:p>
      <text:p text:style-name="P60"><text:span text:style-name="T36"/></text:p>
      <text:p text:style-name="P63"><text:soft-page-break/><text:span text:style-name="T36">ma</text:span><text:span text:style-name="T37">ster</text:span><text:span text:style-name="T36">.cf</text:span></text:p>
      <text:p text:style-name="P67" loext:marker-style-name="T1"><text:span text:style-name="T1"><text:line-break/># Postfix master process configuration file. <text:s/>For details on the format<text:line-break/># of the file, see the master(5) manual page (command: "man 5 master" or<text:line-break/># on-line: http://www.postfix.org/master.5.html).<text:line-break/>#<text:line-break/># Do not forget to execute "postfix reload" after editing this file.<text:line-break/>#<text:line-break/># ==========================================================================<text:line-break/># service type <text:s/>private unpriv <text:s/>chroot <text:s/>wakeup <text:s/>maxproc command + args<text:line-break/># <text:s text:c="14"/>(yes) <text:s text:c="2"/>(yes) <text:s text:c="2"/>(no) <text:s text:c="3"/>(never) (100)<text:line-break/># ==========================================================================<text:line-break/>smtp <text:s text:c="5"/>inet <text:s/>n <text:s text:c="6"/>- <text:s text:c="6"/>y <text:s text:c="6"/>- <text:s text:c="6"/>- <text:s text:c="6"/>smtpd<text:line-break/>#smtp <text:s text:c="5"/>inet <text:s/>n <text:s text:c="6"/>- <text:s text:c="6"/>y <text:s text:c="6"/>- <text:s text:c="6"/>1 <text:s text:c="6"/>postscreen<text:line-break/>#smtpd <text:s text:c="4"/>pass <text:s/>- <text:s text:c="6"/>- <text:s text:c="6"/>y <text:s text:c="6"/>- <text:s text:c="6"/>- <text:s text:c="6"/>smtpd<text:line-break/>#dnsblog <text:s text:c="2"/>unix <text:s/>- <text:s text:c="6"/>- <text:s text:c="6"/>y <text:s text:c="6"/>- <text:s text:c="6"/>0 <text:s text:c="6"/>dnsblog<text:line-break/>#tlsproxy <text:s/>unix <text:s/>- <text:s text:c="6"/>- <text:s text:c="6"/>y <text:s text:c="6"/>- <text:s text:c="6"/>0 <text:s text:c="6"/>tlsproxy<text:line-break/># Choose one: enable submission for loopback clients only, or for any client.<text:line-break/>#127.0.0.1:submission inet n - <text:s text:c="2"/>y <text:s text:c="6"/>- <text:s text:c="6"/>- <text:s text:c="6"/>smtpd<text:line-break/>#submission inet n <text:s text:c="6"/>- <text:s text:c="6"/>y <text:s text:c="6"/>- <text:s text:c="6"/>- <text:s text:c="6"/>smtpd<text:line-break/># <text:s/>-o syslog_name=postfix/submission<text:line-break/># <text:s/>-o smtpd_tls_security_level=encrypt<text:line-break/># <text:s/>-o smtpd_sasl_auth_enable=yes<text:line-break/># <text:s/>-o smtpd_tls_auth_only=yes<text:line-break/># <text:s/>-o smtpd_reject_unlisted_recipient=no<text:line-break/># <text:s/>-o smtpd_client_restrictions=$mua_client_restrictions<text:line-break/># <text:s/>-o smtpd_helo_restrictions=$mua_helo_restrictions<text:line-break/># <text:s/>-o smtpd_sender_restrictions=$mua_sender_restrictions<text:line-break/># <text:s/>-o smtpd_recipient_restrictions=<text:line-break/># <text:s/>-o smtpd_relay_restrictions=permit_sasl_authenticated,reject<text:line-break/># <text:s/>-o milter_macro_daemon_name=ORIGINATING<text:line-break/># Choose one: enable smtps for loopback clients only, or for any client.<text:line-break/>#127.0.0.1:smtps inet n <text:s/>- <text:s text:c="6"/>y <text:s text:c="6"/>- <text:s text:c="6"/>- <text:s text:c="6"/>smtpd<text:line-break/>#smtps <text:s text:c="4"/>inet <text:s/>n <text:s text:c="6"/>- <text:s text:c="6"/>y <text:s text:c="6"/>- <text:s text:c="6"/>- <text:s text:c="6"/>smtpd<text:line-break/># <text:s/>-o syslog_name=postfix/smtps<text:line-break/># <text:s/>-o smtpd_tls_wrappermode=yes<text:line-break/># <text:s/>-o smtpd_sasl_auth_enable=yes<text:line-break/># <text:s/>-o smtpd_reject_unlisted_recipient=no<text:line-break/># <text:s/>-o smtpd_client_restrictions=$mua_client_restrictions<text:line-break/># <text:s/>-o smtpd_helo_restrictions=$mua_helo_restrictions<text:line-break/># <text:s/>-o smtpd_sender_restrictions=$mua_sender_restrictions<text:line-break/># <text:s/>-o smtpd_recipient_restrictions=<text:line-break/># <text:s/>-o smtpd_relay_restrictions=permit_sasl_authenticated,reject<text:line-break/># <text:s/>-o milter_macro_daemon_name=ORIGINATING<text:line-break/>#628 <text:s text:c="6"/>inet <text:s/>n <text:s text:c="6"/>- <text:s text:c="6"/>y <text:s text:c="6"/>- <text:s text:c="6"/>- <text:s text:c="6"/>qmqpd<text:line-break/>pickup <text:s text:c="3"/>unix <text:s/>n <text:s text:c="6"/>- <text:s text:c="6"/>y <text:s text:c="6"/>60 <text:s text:c="5"/>1 <text:s text:c="6"/>pickup<text:line-break/><text:tab/>-o content_filter=<text:line-break/><text:tab/>-o receive_override_options=no_header_body_checks<text:line-break/>cleanup <text:s text:c="2"/>unix <text:s/>n <text:s text:c="6"/>- <text:s text:c="6"/>y <text:s text:c="6"/>- <text:s text:c="6"/>0 <text:s text:c="6"/>cleanup<text:line-break/>qmgr <text:s text:c="5"/>unix <text:s/>n <text:s text:c="6"/>- <text:s text:c="6"/>n <text:s text:c="6"/>300 <text:s text:c="4"/>1 <text:s text:c="6"/>qmgr<text:line-break/>#qmgr <text:s text:c="4"/>unix <text:s/>n <text:s text:c="6"/>- <text:s text:c="6"/>n <text:s text:c="6"/>300 <text:s text:c="4"/>1 <text:s text:c="6"/>oqmgr<text:line-break/>tlsmgr <text:s text:c="3"/>unix <text:s/>- <text:s text:c="6"/>- <text:s text:c="6"/>y <text:s text:c="6"/>1000? <text:s text:c="2"/>1 <text:s text:c="6"/>tlsmgr<text:line-break/>rewrite <text:s text:c="2"/>unix <text:s/>- <text:s text:c="6"/>- <text:s text:c="6"/>y <text:s text:c="6"/>- <text:s text:c="6"/>- <text:s text:c="6"/>trivial-rewrite<text:line-break/>bounce <text:s text:c="3"/>unix <text:s/>- <text:s text:c="6"/>- <text:s text:c="6"/>y <text:s text:c="6"/>- <text:s text:c="6"/>0 <text:s text:c="6"/>bounce<text:line-break/>defer <text:s text:c="4"/>unix <text:s/>- <text:s text:c="6"/>- <text:s text:c="6"/>y <text:s text:c="6"/>- <text:s text:c="6"/>0 <text:s text:c="6"/>bounce<text:line-break/>trace <text:s text:c="4"/>unix <text:s/>- <text:s text:c="6"/>- <text:s text:c="6"/>y <text:s text:c="6"/>- <text:s text:c="6"/>0 <text:s text:c="6"/>bounce<text:line-break/>verify <text:s text:c="3"/>unix <text:s/>- <text:s text:c="6"/>- <text:s text:c="6"/>y <text:s text:c="6"/>- <text:s text:c="6"/>1 <text:s text:c="6"/>verify<text:line-break/>flush <text:s text:c="4"/>unix <text:s/>n <text:s text:c="6"/>- <text:s text:c="6"/>y <text:s text:c="6"/>1000? <text:s text:c="2"/>0 <text:s text:c="6"/>flush<text:line-break/>proxymap <text:s/>unix <text:s/>- <text:s text:c="6"/>- <text:s text:c="6"/>n <text:s text:c="6"/>- <text:s text:c="6"/>- <text:s text:c="6"/>proxymap<text:line-break/>proxywrite unix - <text:s text:c="6"/>- <text:s text:c="6"/>n <text:s text:c="6"/>- <text:s text:c="6"/>1 <text:s text:c="6"/>proxymap<text:line-break/>smtp <text:s text:c="5"/>unix <text:s/>- <text:s text:c="6"/>- <text:s text:c="6"/>y <text:s text:c="6"/>- <text:s text:c="6"/>- <text:s text:c="6"/>smtp<text:line-break/></text:span><text:soft-page-break/><text:span text:style-name="T1">relay <text:s text:c="4"/>unix <text:s/>- <text:s text:c="6"/>- <text:s text:c="6"/>y <text:s text:c="6"/>- <text:s text:c="6"/>- <text:s text:c="6"/>smtp<text:line-break/> <text:s text:c="7"/>-o syslog_name=postfix/$service_name<text:line-break/># <text:s text:c="6"/>-o smtp_helo_timeout=5 -o smtp_connect_timeout=5<text:line-break/>showq <text:s text:c="4"/>unix <text:s/>n <text:s text:c="6"/>- <text:s text:c="6"/>y <text:s text:c="6"/>- <text:s text:c="6"/>- <text:s text:c="6"/>showq<text:line-break/>error <text:s text:c="4"/>unix <text:s/>- <text:s text:c="6"/>- <text:s text:c="6"/>y <text:s text:c="6"/>- <text:s text:c="6"/>- <text:s text:c="6"/>error<text:line-break/>retry <text:s text:c="4"/>unix <text:s/>- <text:s text:c="6"/>- <text:s text:c="6"/>y <text:s text:c="6"/>- <text:s text:c="6"/>- <text:s text:c="6"/>error<text:line-break/>discard <text:s text:c="2"/>unix <text:s/>- <text:s text:c="6"/>- <text:s text:c="6"/>y <text:s text:c="6"/>- <text:s text:c="6"/>- <text:s text:c="6"/>discard<text:line-break/>local <text:s text:c="4"/>unix <text:s/>- <text:s text:c="6"/>n <text:s text:c="6"/>n <text:s text:c="6"/>- <text:s text:c="6"/>- <text:s text:c="6"/>local<text:line-break/>virtual <text:s text:c="2"/>unix <text:s/>- <text:s text:c="6"/>n <text:s text:c="6"/>n <text:s text:c="6"/>- <text:s text:c="6"/>- <text:s text:c="6"/>virtual<text:line-break/>lmtp <text:s text:c="5"/>unix <text:s/>- <text:s text:c="6"/>- <text:s text:c="6"/>y <text:s text:c="6"/>- <text:s text:c="6"/>- <text:s text:c="6"/>lmtp<text:line-break/>anvil <text:s text:c="4"/>unix <text:s/>- <text:s text:c="6"/>- <text:s text:c="6"/>y <text:s text:c="6"/>- <text:s text:c="6"/>1 <text:s text:c="6"/>anvil<text:line-break/>scache <text:s text:c="3"/>unix <text:s/>- <text:s text:c="6"/>- <text:s text:c="6"/>y <text:s text:c="6"/>- <text:s text:c="6"/>1 <text:s text:c="6"/>scache<text:line-break/>postlog <text:s text:c="2"/>unix-dgram n <text:s/>- <text:s text:c="6"/>n <text:s text:c="6"/>- <text:s text:c="6"/>1 <text:s text:c="6"/>postlogd<text:line-break/>#<text:line-break/># ====================================================================<text:line-break/># Interfaces to non-Postfix software. Be sure to examine the manual<text:line-break/># pages of the non-Postfix software to find out what options it wants.<text:line-break/>#<text:line-break/># Many of the following services use the Postfix pipe(8) delivery<text:line-break/># agent. <text:s/>See the pipe(8) man page for information about ${recipient}<text:line-break/># and other message envelope options.<text:line-break/># ====================================================================<text:line-break/>#<text:line-break/># maildrop. See the Postfix MAILDROP_README file for details.<text:line-break/># Also specify in main.cf: maildrop_destination_recipient_limit=1<text:line-break/>#<text:line-break/>maildrop <text:s/>unix <text:s/>- <text:s text:c="6"/>n <text:s text:c="6"/>n <text:s text:c="6"/>- <text:s text:c="6"/>- <text:s text:c="6"/>pipe<text:line-break/> <text:s/>flags=DRXhu user=vmail argv=/usr/bin/maildrop -d ${recipient}<text:line-break/>#<text:line-break/># ====================================================================<text:line-break/>#<text:line-break/># Recent Cyrus versions can use the existing "lmtp" master.cf entry.<text:line-break/>#<text:line-break/># Specify in cyrus.conf:<text:line-break/># <text:s text:c="2"/>lmtp <text:s text:c="3"/>cmd="lmtpd -a" listen="localhost:lmtp" proto=tcp4<text:line-break/>#<text:line-break/># Specify in main.cf one or more of the following:<text:line-break/># <text:s/>mailbox_transport = lmtp:inet:localhost<text:line-break/># <text:s/>virtual_transport = lmtp:inet:localhost<text:line-break/>#<text:line-break/># ====================================================================<text:line-break/>#<text:line-break/># Cyrus 2.1.5 (Amos Gouaux)<text:line-break/># Also specify in main.cf: cyrus_destination_recipient_limit=1<text:line-break/>#<text:line-break/>#cyrus <text:s text:c="4"/>unix <text:s/>- <text:s text:c="6"/>n <text:s text:c="6"/>n <text:s text:c="6"/>- <text:s text:c="6"/>- <text:s text:c="6"/>pipe<text:line-break/># <text:s/>flags=DRX user=cyrus argv=/cyrus/bin/deliver -e -r ${sender} -m ${extension} ${user}<text:line-break/>#<text:line-break/># ====================================================================<text:line-break/># Old example of delivery via Cyrus.<text:line-break/>#<text:line-break/>#old-cyrus unix <text:s/>- <text:s text:c="6"/>n <text:s text:c="6"/>n <text:s text:c="6"/>- <text:s text:c="6"/>- <text:s text:c="6"/>pipe<text:line-break/># <text:s/>flags=R user=cyrus argv=/cyrus/bin/deliver -e -m ${extension} ${user}<text:line-break/>#<text:line-break/># ==============================================================</text:span><text:soft-page-break/><text:span text:style-name="T1">======<text:line-break/>#<text:line-break/># See the Postfix UUCP_README file for configuration details.<text:line-break/>#<text:line-break/>uucp <text:s text:c="5"/>unix <text:s/>- <text:s text:c="6"/>n <text:s text:c="6"/>n <text:s text:c="6"/>- <text:s text:c="6"/>- <text:s text:c="6"/>pipe<text:line-break/> <text:s/>flags=Fqhu user=uucp argv=uux -r -n -z -a$sender - $nexthop!rmail ($recipient)<text:line-break/>#<text:line-break/># Other external delivery methods.<text:line-break/>#<text:line-break/>ifmail <text:s text:c="3"/>unix <text:s/>- <text:s text:c="6"/>n <text:s text:c="6"/>n <text:s text:c="6"/>- <text:s text:c="6"/>- <text:s text:c="6"/>pipe<text:line-break/> <text:s/>flags=F user=ftn argv=/usr/lib/ifmail/ifmail -r $nexthop ($recipient)<text:line-break/>bsmtp <text:s text:c="4"/>unix <text:s/>- <text:s text:c="6"/>n <text:s text:c="6"/>n <text:s text:c="6"/>- <text:s text:c="6"/>- <text:s text:c="6"/>pipe<text:line-break/> <text:s/>flags=Fq. user=bsmtp argv=/usr/lib/bsmtp/bsmtp -t$nexthop -f$sender $recipient<text:line-break/>scalemail-backend unix - <text:s text:c="6"/>n <text:s text:c="6"/>n <text:s text:c="6"/>- <text:s text:c="6"/>2 <text:s text:c="6"/>pipe<text:line-break/> <text:s/>flags=R user=scalemail argv=/usr/lib/scalemail/bin/scalemail-store ${nexthop} ${user} ${extension}<text:line-break/>mailman <text:s text:c="2"/>unix <text:s/>- <text:s text:c="6"/>n <text:s text:c="6"/>n <text:s text:c="6"/>- <text:s text:c="6"/>- <text:s text:c="6"/>pipe<text:line-break/> <text:s/>flags=FRX user=list argv=/usr/lib/mailman/bin/postfix-to-mailman.py ${nexthop} ${user}<text:line-break/><text:line-break/>policyd-spf unix -<text:tab/>n<text:tab/>n<text:tab/>-<text:tab/>0<text:tab/>spawn<text:line-break/><text:tab/>user=policyd-spf argv=/usr/bin/policyd-spf<text:line-break/>smtp-amavis <text:s text:c="4"/>unix <text:s text:c="3"/>- <text:s text:c="6"/>- <text:s text:c="6"/>- <text:s text:c="6"/>- <text:s text:c="6"/>2 <text:s text:c="6"/>smtp<text:line-break/> <text:s text:c="7"/>-o smtp_data_done_timeout=1200<text:line-break/> <text:s text:c="7"/>-o smtp_send_xforward_command=yes<text:line-break/> <text:s text:c="7"/>-o disable_dns_lookups=yes<text:line-break/> <text:s text:c="7"/>-o max_use=20<text:line-break/><text:line-break/>127.0.0.1:10025 inet <text:s text:c="3"/>n <text:s text:c="6"/>- <text:s text:c="6"/>- <text:s text:c="6"/>- <text:s text:c="6"/>- <text:s text:c="6"/>smtpd<text:line-break/> <text:s text:c="7"/>-o content_filter=<text:line-break/> <text:s text:c="7"/>-o local_recipient_maps=<text:line-break/> <text:s text:c="7"/>-o relay_recipient_maps=<text:line-break/> <text:s text:c="7"/>-o smtpd_restriction_classes=<text:line-break/> <text:s text:c="7"/>-o smtpd_delay_reject=no<text:line-break/> <text:s text:c="7"/>-o smtpd_client_restrictions=permit_mynetworks,reject<text:line-break/> <text:s text:c="7"/>-o smtpd_helo_restrictions=<text:line-break/> <text:s text:c="7"/>-o smtpd_sender_restrictions=<text:line-break/> <text:s text:c="7"/>-o smtpd_recipient_restrictions=permit_mynetworks,reject<text:line-break/> <text:s text:c="7"/>-o smtpd_data_restrictions=reject_unauth_pipelining<text:line-break/> <text:s text:c="7"/>-o smtpd_end_of_data_restrictions=<text:line-break/> <text:s text:c="7"/>-o mynetworks=127.0.0.0/8<text:line-break/> <text:s text:c="7"/>-o smtpd_error_sleep_time=0<text:line-break/> <text:s text:c="7"/>-o smtpd_soft_error_limit=1001<text:line-break/> <text:s text:c="7"/>-o smtpd_hard_error_limit=1000<text:line-break/> <text:s text:c="7"/>-o smtpd_client_connection_count_limit=0<text:line-break/> <text:s text:c="7"/>-o smtpd_client_connection_rate_limit=0<text:line-break/> <text:s text:c="7"/>-o receive_override_options=no_header_body_checks,no_unknown_recipient_checks<text:line-break/></text:span></text:p>
      <text:p text:style-name="P62"><text:span text:style-name="T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2:36:15.152596629</meta:creation-date>
    <dc:date>2024-06-02T11:58:05.524069219</dc:date>
    <meta:editing-duration>PT7H32M44S</meta:editing-duration>
    <meta:editing-cycles>72</meta:editing-cycles>
    <meta:generator>LibreOffice/24.2.3.2$Linux_X86_64 LibreOffice_project/433d9c2ded56988e8a90e6b2e771ee4e6a5ab2ba</meta:generator>
    <meta:print-date>2024-06-01T10:31:40.003084182</meta:print-date>
    <meta:printed-by>PDF files</meta:printed-by>
    <meta:document-statistic meta:table-count="0" meta:image-count="0" meta:object-count="0" meta:page-count="18" meta:paragraph-count="92" meta:word-count="3465" meta:character-count="35104" meta:non-whitespace-character-count="29341"/>
  </office:meta>
</office:document-meta>
</file>